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Puesto" style:master-page-name="MP0" style:family="paragraph">
      <style:paragraph-properties fo:break-before="page"/>
    </style:style>
    <style:style style:name="P2" style:parent-style-name="Textbody" style:family="paragraph">
      <style:paragraph-properties fo:text-align="justify"/>
    </style:style>
    <style:style style:name="P3" style:parent-style-name="Textbody" style:family="paragraph">
      <style:paragraph-properties fo:text-align="justify" fo:margin-bottom="0in"/>
    </style:style>
    <style:style style:name="P4" style:parent-style-name="Textbody" style:family="paragraph">
      <style:paragraph-properties fo:text-align="justify" fo:margin-bottom="0in"/>
    </style:style>
    <style:style style:name="P5" style:parent-style-name="Textbody" style:family="paragraph">
      <style:paragraph-properties fo:text-align="justify" fo:margin-bottom="0in"/>
    </style:style>
    <style:style style:name="P6" style:parent-style-name="Textbody" style:family="paragraph">
      <style:paragraph-properties fo:text-align="justify" fo:margin-bottom="0in"/>
    </style:style>
    <style:style style:name="P7" style:parent-style-name="Textbody" style:family="paragraph">
      <style:paragraph-properties fo:text-align="justify" fo:margin-bottom="0in"/>
    </style:style>
    <style:style style:name="P8" style:parent-style-name="Textbody" style:family="paragraph">
      <style:paragraph-properties fo:text-align="justify" fo:margin-bottom="0in"/>
    </style:style>
    <style:style style:name="P9" style:parent-style-name="Textbody" style:family="paragraph">
      <style:paragraph-properties fo:text-align="justify" fo:margin-bottom="0in"/>
    </style:style>
    <style:style style:name="P10" style:parent-style-name="Textbody" style:family="paragraph">
      <style:paragraph-properties fo:text-align="justify" fo:margin-bottom="0in"/>
    </style:style>
    <style:style style:name="P11" style:parent-style-name="Textbody" style:family="paragraph">
      <style:paragraph-properties fo:text-align="justify"/>
    </style:style>
    <style:style style:name="P12" style:parent-style-name="Textbody" style:family="paragraph">
      <style:paragraph-properties fo:text-align="justify"/>
    </style:style>
    <style:style style:name="P13" style:parent-style-name="Textbody" style:family="paragraph">
      <style:paragraph-properties fo:text-align="justify"/>
    </style:style>
    <style:style style:name="T14" style:parent-style-name="SourceText" style:family="text">
      <style:text-properties fo:color="#0090D3"/>
    </style:style>
    <style:style style:name="P15" style:parent-style-name="PreformattedText" style:family="paragraph">
      <style:paragraph-properties fo:margin-bottom="0.1965in"/>
    </style:style>
    <style:style style:name="T16" style:parent-style-name="SourceText" style:family="text">
      <style:text-properties fo:color="#0090D3"/>
    </style:style>
    <style:style style:name="T17" style:parent-style-name="SourceText" style:family="text">
      <style:text-properties fo:color="#FF00FF"/>
    </style:style>
    <style:style style:name="T18" style:parent-style-name="SourceText" style:family="text">
      <style:text-properties fo:color="#0090D3"/>
    </style:style>
    <style:style style:name="T19" style:parent-style-name="SourceText" style:family="text">
      <style:text-properties fo:color="#FF0000"/>
    </style:style>
    <style:style style:name="T20" style:parent-style-name="SourceText" style:family="text">
      <style:text-properties fo:color="#0090D3"/>
    </style:style>
    <style:style style:name="T21" style:parent-style-name="SourceText" style:family="text">
      <style:text-properties fo:color="#008000"/>
    </style:style>
    <style:style style:name="P22" style:parent-style-name="Textbody" style:family="paragraph">
      <style:paragraph-properties fo:text-align="justify"/>
    </style:style>
    <style:style style:name="P23" style:parent-style-name="Textbody" style:family="paragraph">
      <style:paragraph-properties fo:text-align="justify"/>
    </style:style>
    <style:style style:name="T24" style:parent-style-name="SourceText" style:family="text">
      <style:text-properties fo:color="#0090D3"/>
    </style:style>
    <style:style style:name="P25" style:parent-style-name="Textbody" style:family="paragraph">
      <style:paragraph-properties fo:text-align="justify"/>
    </style:style>
    <style:style style:name="T26" style:parent-style-name="SourceText" style:family="text">
      <style:text-properties fo:color="#FF00FF"/>
    </style:style>
    <style:style style:name="T27" style:parent-style-name="SourceText" style:family="text">
      <style:text-properties fo:color="#FF00FF"/>
    </style:style>
    <style:style style:name="T28" style:parent-style-name="SourceText" style:family="text">
      <style:text-properties fo:color="#FF00FF"/>
    </style:style>
    <style:style style:name="T29" style:parent-style-name="SourceText" style:family="text">
      <style:text-properties fo:color="#FF00FF"/>
    </style:style>
    <style:style style:name="T30" style:parent-style-name="SourceText" style:family="text">
      <style:text-properties fo:color="#FF00FF"/>
    </style:style>
    <style:style style:name="P31" style:parent-style-name="Textbody" style:family="paragraph">
      <style:paragraph-properties fo:text-align="justify"/>
    </style:style>
    <style:style style:name="T32" style:parent-style-name="SourceText" style:family="text">
      <style:text-properties fo:color="#FF0000"/>
    </style:style>
    <style:style style:name="P33" style:parent-style-name="Textbody" style:family="paragraph">
      <style:paragraph-properties fo:text-align="justify"/>
    </style:style>
    <style:style style:name="T34" style:parent-style-name="SourceText" style:family="text">
      <style:text-properties fo:color="#008000"/>
    </style:style>
    <style:style style:name="T35" style:parent-style-name="SourceText" style:family="text">
      <style:text-properties fo:color="#008000"/>
    </style:style>
    <style:style style:name="P36" style:parent-style-name="Textbody" style:family="paragraph">
      <style:paragraph-properties fo:text-align="justify"/>
    </style:style>
    <style:style style:name="T37" style:parent-style-name="SourceText" style:family="text">
      <style:text-properties fo:color="#0090D3"/>
    </style:style>
    <style:style style:name="P38" style:parent-style-name="Textbody" style:family="paragraph">
      <style:paragraph-properties fo:text-align="justify"/>
    </style:style>
    <style:style style:name="T39" style:parent-style-name="SourceText" style:family="text">
      <style:text-properties fo:color="#FF0000"/>
    </style:style>
    <style:style style:name="T40" style:parent-style-name="SourceText" style:family="text">
      <style:text-properties fo:color="#008000"/>
    </style:style>
    <style:style style:name="T41" style:parent-style-name="SourceText" style:family="text">
      <style:text-properties fo:color="#999999"/>
    </style:style>
    <style:style style:name="T42" style:parent-style-name="SourceText" style:family="text">
      <style:text-properties fo:color="#0090D3"/>
    </style:style>
    <style:style style:name="T43" style:parent-style-name="SourceText" style:family="text">
      <style:text-properties fo:color="#0090D3"/>
    </style:style>
    <style:style style:name="T44" style:parent-style-name="SourceText" style:family="text">
      <style:text-properties fo:color="#FF0000"/>
    </style:style>
    <style:style style:name="T45" style:parent-style-name="SourceText" style:family="text">
      <style:text-properties fo:color="#0090D3"/>
    </style:style>
    <style:style style:name="T46" style:parent-style-name="SourceText" style:family="text">
      <style:text-properties fo:color="#008000"/>
    </style:style>
    <style:style style:name="P47" style:parent-style-name="PreformattedText" style:family="paragraph">
      <style:paragraph-properties fo:margin-bottom="0.1965in"/>
    </style:style>
    <style:style style:name="T48" style:parent-style-name="SourceText" style:family="text">
      <style:text-properties fo:color="#0090D3"/>
    </style:style>
    <style:style style:name="P49" style:parent-style-name="Textbody" style:family="paragraph">
      <style:paragraph-properties fo:text-align="justify"/>
    </style:style>
    <style:style style:name="T50" style:parent-style-name="SourceText" style:family="text">
      <style:text-properties fo:color="#999999"/>
    </style:style>
    <style:style style:name="T51" style:parent-style-name="SourceText" style:family="text">
      <style:text-properties fo:color="#0090D3"/>
    </style:style>
    <style:style style:name="T52" style:parent-style-name="SourceText" style:family="text">
      <style:text-properties fo:color="#FF0000"/>
    </style:style>
    <style:style style:name="T53" style:parent-style-name="SourceText" style:family="text">
      <style:text-properties fo:color="#0090D3"/>
    </style:style>
    <style:style style:name="T54" style:parent-style-name="SourceText" style:family="text">
      <style:text-properties fo:color="#008000"/>
    </style:style>
    <style:style style:name="P55" style:parent-style-name="PreformattedText" style:family="paragraph">
      <style:paragraph-properties fo:margin-bottom="0.1965in"/>
    </style:style>
    <style:style style:name="T56" style:parent-style-name="SourceText" style:family="text">
      <style:text-properties fo:color="#0090D3"/>
    </style:style>
    <style:style style:name="P57" style:parent-style-name="Textbody" style:family="paragraph">
      <style:paragraph-properties fo:text-align="justify"/>
    </style:style>
    <style:style style:name="T58" style:parent-style-name="SourceText" style:family="text">
      <style:text-properties fo:color="#999999"/>
    </style:style>
    <style:style style:name="T59" style:parent-style-name="SourceText" style:family="text">
      <style:text-properties fo:color="#0090D3"/>
    </style:style>
    <style:style style:name="T60" style:parent-style-name="SourceText" style:family="text">
      <style:text-properties fo:color="#FF0000"/>
    </style:style>
    <style:style style:name="T61" style:parent-style-name="SourceText" style:family="text">
      <style:text-properties fo:color="#0090D3"/>
    </style:style>
    <style:style style:name="T62" style:parent-style-name="SourceText" style:family="text">
      <style:text-properties fo:color="#008000"/>
    </style:style>
    <style:style style:name="P63" style:parent-style-name="PreformattedText" style:family="paragraph">
      <style:paragraph-properties fo:margin-bottom="0.1965in"/>
    </style:style>
    <style:style style:name="T64" style:parent-style-name="SourceText" style:family="text">
      <style:text-properties fo:color="#0090D3"/>
    </style:style>
    <style:style style:name="P65" style:parent-style-name="Textbody" style:family="paragraph">
      <style:paragraph-properties fo:text-align="justify"/>
    </style:style>
    <style:style style:name="T66" style:parent-style-name="SourceText" style:family="text">
      <style:text-properties fo:color="#999999"/>
    </style:style>
    <style:style style:name="T67" style:parent-style-name="SourceText" style:family="text">
      <style:text-properties fo:color="#0090D3"/>
    </style:style>
    <style:style style:name="T68" style:parent-style-name="SourceText" style:family="text">
      <style:text-properties fo:color="#FF0000"/>
    </style:style>
    <style:style style:name="T69" style:parent-style-name="SourceText" style:family="text">
      <style:text-properties fo:color="#0090D3"/>
    </style:style>
    <style:style style:name="T70" style:parent-style-name="SourceText" style:family="text">
      <style:text-properties fo:color="#008000"/>
    </style:style>
    <style:style style:name="P71" style:parent-style-name="PreformattedText" style:family="paragraph">
      <style:paragraph-properties fo:margin-bottom="0.1965in"/>
    </style:style>
    <style:style style:name="T72" style:parent-style-name="SourceText" style:family="text">
      <style:text-properties fo:color="#0090D3"/>
    </style:style>
    <style:style style:name="P73" style:parent-style-name="Textbody" style:family="paragraph">
      <style:paragraph-properties fo:text-align="justify"/>
    </style:style>
    <style:style style:name="T74" style:parent-style-name="SourceText" style:family="text">
      <style:text-properties fo:color="#000000"/>
    </style:style>
    <style:style style:name="T75" style:parent-style-name="Fuentedepárrafopredeter." style:family="text">
      <style:text-properties fo:color="#000000"/>
    </style:style>
    <style:style style:name="T76" style:parent-style-name="SourceText" style:family="text">
      <style:text-properties fo:color="#999999"/>
    </style:style>
    <style:style style:name="T77" style:parent-style-name="SourceText" style:family="text">
      <style:text-properties fo:color="#0090D3"/>
    </style:style>
    <style:style style:name="T78" style:parent-style-name="SourceText" style:family="text">
      <style:text-properties fo:color="#FF0000"/>
    </style:style>
    <style:style style:name="T79" style:parent-style-name="SourceText" style:family="text">
      <style:text-properties fo:color="#0090D3"/>
    </style:style>
    <style:style style:name="T80" style:parent-style-name="SourceText" style:family="text">
      <style:text-properties fo:color="#008000"/>
    </style:style>
    <style:style style:name="T81" style:parent-style-name="SourceText" style:family="text">
      <style:text-properties fo:color="#0090D3"/>
    </style:style>
    <style:style style:name="T82" style:parent-style-name="SourceText" style:family="text">
      <style:text-properties fo:color="#000080"/>
    </style:style>
    <style:style style:name="T83" style:parent-style-name="SourceText" style:family="text">
      <style:text-properties fo:color="#999999"/>
    </style:style>
    <style:style style:name="T84" style:parent-style-name="SourceText" style:family="text">
      <style:text-properties fo:color="#0090D3"/>
    </style:style>
    <style:style style:name="P85" style:parent-style-name="PreformattedText" style:family="paragraph">
      <style:paragraph-properties fo:margin-bottom="0.1965in"/>
    </style:style>
    <style:style style:name="T86" style:parent-style-name="SourceText" style:family="text">
      <style:text-properties fo:color="#0090D3"/>
    </style:style>
    <style:style style:name="P87" style:parent-style-name="Textbody" style:family="paragraph">
      <style:paragraph-properties fo:text-align="justify"/>
    </style:style>
    <style:style style:name="T88" style:parent-style-name="SourceText" style:family="text">
      <style:text-properties fo:color="#000080"/>
    </style:style>
    <style:style style:name="T89" style:parent-style-name="SourceText" style:family="text">
      <style:text-properties fo:color="#999999"/>
    </style:style>
    <style:style style:name="T90" style:parent-style-name="SourceText" style:family="text">
      <style:text-properties fo:color="#0090D3"/>
    </style:style>
    <style:style style:name="T91" style:parent-style-name="SourceText" style:family="text">
      <style:text-properties fo:color="#000080"/>
    </style:style>
    <style:style style:name="T92" style:parent-style-name="SourceText" style:family="text">
      <style:text-properties fo:color="#0090D3"/>
    </style:style>
    <style:style style:name="T93" style:parent-style-name="SourceText" style:family="text">
      <style:text-properties fo:color="#FF0000"/>
    </style:style>
    <style:style style:name="T94" style:parent-style-name="SourceText" style:family="text">
      <style:text-properties fo:color="#0090D3"/>
    </style:style>
    <style:style style:name="T95" style:parent-style-name="SourceText" style:family="text">
      <style:text-properties fo:color="#008000"/>
    </style:style>
    <style:style style:name="T96" style:parent-style-name="SourceText" style:family="text">
      <style:text-properties fo:color="#0090D3"/>
    </style:style>
    <style:style style:name="T97" style:parent-style-name="SourceText" style:family="text">
      <style:text-properties fo:color="#000080"/>
    </style:style>
    <style:style style:name="T98" style:parent-style-name="SourceText" style:family="text">
      <style:text-properties fo:color="#999999"/>
    </style:style>
    <style:style style:name="T99" style:parent-style-name="SourceText" style:family="text">
      <style:text-properties fo:color="#0090D3"/>
    </style:style>
    <style:style style:name="T100" style:parent-style-name="SourceText" style:family="text">
      <style:text-properties fo:color="#000080"/>
    </style:style>
    <style:style style:name="T101" style:parent-style-name="SourceText" style:family="text">
      <style:text-properties fo:color="#0090D3"/>
    </style:style>
    <style:style style:name="P102" style:parent-style-name="PreformattedText" style:family="paragraph">
      <style:paragraph-properties fo:margin-bottom="0.1965in"/>
    </style:style>
    <style:style style:name="T103" style:parent-style-name="SourceText" style:family="text">
      <style:text-properties fo:color="#0090D3"/>
    </style:style>
    <style:style style:name="P104" style:parent-style-name="Textbody" style:family="paragraph">
      <style:paragraph-properties fo:text-align="justify"/>
    </style:style>
    <style:style style:name="T105" style:parent-style-name="SourceText" style:family="text">
      <style:text-properties fo:color="#999999"/>
    </style:style>
    <style:style style:name="T106" style:parent-style-name="SourceText" style:family="text">
      <style:text-properties fo:color="#0090D3"/>
    </style:style>
    <style:style style:name="T107" style:parent-style-name="SourceText" style:family="text">
      <style:text-properties fo:color="#FF0000"/>
    </style:style>
    <style:style style:name="T108" style:parent-style-name="SourceText" style:family="text">
      <style:text-properties fo:color="#0090D3"/>
    </style:style>
    <style:style style:name="T109" style:parent-style-name="SourceText" style:family="text">
      <style:text-properties fo:color="#008000"/>
    </style:style>
    <style:style style:name="P110" style:parent-style-name="PreformattedText" style:family="paragraph">
      <style:paragraph-properties fo:margin-bottom="0.1965in"/>
    </style:style>
    <style:style style:name="T111" style:parent-style-name="SourceText" style:family="text">
      <style:text-properties fo:color="#0090D3"/>
    </style:style>
    <style:style style:name="P112" style:parent-style-name="Textbody" style:family="paragraph">
      <style:paragraph-properties fo:text-align="justify"/>
    </style:style>
    <style:style style:name="T113" style:parent-style-name="SourceText" style:family="text">
      <style:text-properties fo:color="#FF0000"/>
    </style:style>
    <style:style style:name="T114" style:parent-style-name="SourceText" style:family="text">
      <style:text-properties fo:color="#008000"/>
    </style:style>
    <style:style style:name="T115" style:parent-style-name="SourceText" style:family="text">
      <style:text-properties fo:color="#FF0000"/>
    </style:style>
    <style:style style:name="T116" style:parent-style-name="SourceText" style:family="text">
      <style:text-properties fo:color="#008000"/>
    </style:style>
    <style:style style:name="T117" style:parent-style-name="SourceText" style:family="text">
      <style:text-properties fo:color="#FF0000"/>
    </style:style>
    <style:style style:name="T118" style:parent-style-name="SourceText" style:family="text">
      <style:text-properties fo:color="#FF0000"/>
    </style:style>
    <style:style style:name="T119" style:parent-style-name="SourceText" style:family="text">
      <style:text-properties fo:color="#FF0000"/>
    </style:style>
    <style:style style:name="T120" style:parent-style-name="SourceText" style:family="text">
      <style:text-properties fo:color="#FF0000"/>
    </style:style>
    <style:style style:name="T121" style:parent-style-name="SourceText" style:family="text">
      <style:text-properties fo:color="#008000"/>
    </style:style>
    <style:style style:name="P122" style:parent-style-name="Textbody" style:family="paragraph">
      <style:paragraph-properties fo:text-align="justify"/>
    </style:style>
    <style:style style:name="T123" style:parent-style-name="SourceText" style:family="text">
      <style:text-properties fo:color="#FF00FF"/>
    </style:style>
    <style:style style:name="T124" style:parent-style-name="SourceText" style:family="text">
      <style:text-properties fo:color="#FF00FF"/>
    </style:style>
    <style:style style:name="T125" style:parent-style-name="SourceText" style:family="text">
      <style:text-properties fo:color="#999999"/>
    </style:style>
    <style:style style:name="T126" style:parent-style-name="SourceText" style:family="text">
      <style:text-properties fo:color="#0090D3"/>
    </style:style>
    <style:style style:name="T127" style:parent-style-name="SourceText" style:family="text">
      <style:text-properties fo:color="#FF00FF"/>
    </style:style>
    <style:style style:name="T128" style:parent-style-name="SourceText" style:family="text">
      <style:text-properties fo:color="#0090D3"/>
    </style:style>
    <style:style style:name="T129" style:parent-style-name="SourceText" style:family="text">
      <style:text-properties fo:color="#FF0000"/>
    </style:style>
    <style:style style:name="T130" style:parent-style-name="SourceText" style:family="text">
      <style:text-properties fo:color="#0090D3"/>
    </style:style>
    <style:style style:name="T131" style:parent-style-name="SourceText" style:family="text">
      <style:text-properties fo:color="#008000"/>
    </style:style>
    <style:style style:name="P132" style:parent-style-name="PreformattedText" style:family="paragraph">
      <style:paragraph-properties fo:margin-bottom="0.1965in"/>
    </style:style>
    <style:style style:name="T133" style:parent-style-name="SourceText" style:family="text">
      <style:text-properties fo:color="#0090D3"/>
    </style:style>
    <style:style style:name="P134" style:parent-style-name="Textbody" style:family="paragraph">
      <style:paragraph-properties fo:text-align="justify"/>
    </style:style>
    <style:style style:name="P135" style:parent-style-name="Textbody" style:family="paragraph">
      <style:paragraph-properties fo:text-align="justify"/>
    </style:style>
    <style:style style:name="T136" style:parent-style-name="SourceText" style:family="text">
      <style:text-properties fo:color="#FF0000"/>
    </style:style>
    <style:style style:name="T137" style:parent-style-name="SourceText" style:family="text">
      <style:text-properties fo:color="#008000"/>
    </style:style>
    <style:style style:name="T138" style:parent-style-name="SourceText" style:family="text">
      <style:text-properties fo:color="#FF0000"/>
    </style:style>
    <style:style style:name="T139" style:parent-style-name="SourceText" style:family="text">
      <style:text-properties fo:color="#008000"/>
    </style:style>
    <style:style style:name="T140" style:parent-style-name="SourceText" style:family="text">
      <style:text-properties fo:color="#FF00FF"/>
    </style:style>
    <style:style style:name="T141" style:parent-style-name="SourceText" style:family="text">
      <style:text-properties fo:color="#FF00FF"/>
    </style:style>
    <style:style style:name="T142" style:parent-style-name="SourceText" style:family="text">
      <style:text-properties fo:color="#0090D3"/>
    </style:style>
    <style:style style:name="P143" style:parent-style-name="Textbody" style:family="paragraph">
      <style:paragraph-properties fo:text-align="justify"/>
    </style:style>
    <style:style style:name="T144" style:parent-style-name="SourceText" style:family="text">
      <style:text-properties fo:color="#FF00FF"/>
    </style:style>
    <style:style style:name="T145" style:parent-style-name="SourceText" style:family="text">
      <style:text-properties fo:color="#0090D3"/>
    </style:style>
    <style:style style:name="P146" style:parent-style-name="Textbody" style:family="paragraph">
      <style:paragraph-properties fo:text-align="justify"/>
    </style:style>
    <style:style style:name="T147" style:parent-style-name="SourceText" style:family="text">
      <style:text-properties fo:color="#FF0000"/>
    </style:style>
    <style:style style:name="T148" style:parent-style-name="SourceText" style:family="text">
      <style:text-properties fo:color="#008000"/>
    </style:style>
    <style:style style:name="T149" style:parent-style-name="SourceText" style:family="text">
      <style:text-properties fo:color="#FF0000"/>
    </style:style>
    <style:style style:name="T150" style:parent-style-name="SourceText" style:family="text">
      <style:text-properties fo:color="#008000"/>
    </style:style>
    <style:style style:name="T151" style:parent-style-name="SourceText" style:family="text">
      <style:text-properties fo:color="#999999"/>
    </style:style>
    <style:style style:name="T152" style:parent-style-name="SourceText" style:family="text">
      <style:text-properties fo:color="#0090D3"/>
    </style:style>
    <style:style style:name="T153" style:parent-style-name="SourceText" style:family="text">
      <style:text-properties fo:color="#0090D3"/>
    </style:style>
    <style:style style:name="T154" style:parent-style-name="SourceText" style:family="text">
      <style:text-properties fo:color="#FF0000"/>
    </style:style>
    <style:style style:name="T155" style:parent-style-name="SourceText" style:family="text">
      <style:text-properties fo:color="#0090D3"/>
    </style:style>
    <style:style style:name="T156" style:parent-style-name="SourceText" style:family="text">
      <style:text-properties fo:color="#008000"/>
    </style:style>
    <style:style style:name="P157" style:parent-style-name="PreformattedText" style:family="paragraph">
      <style:paragraph-properties fo:margin-bottom="0.1965in"/>
    </style:style>
    <style:style style:name="T158" style:parent-style-name="SourceText" style:family="text">
      <style:text-properties fo:color="#0090D3"/>
    </style:style>
    <style:style style:name="P159" style:parent-style-name="Textbody" style:family="paragraph">
      <style:paragraph-properties fo:text-align="justify"/>
    </style:style>
    <style:style style:name="T160" style:parent-style-name="SourceText" style:family="text">
      <style:text-properties fo:color="#0090D3"/>
    </style:style>
    <style:style style:name="T161" style:parent-style-name="SourceText" style:family="text">
      <style:text-properties fo:color="#FF00FF"/>
    </style:style>
    <style:style style:name="T162" style:parent-style-name="SourceText" style:family="text">
      <style:text-properties fo:color="#FF00FF"/>
    </style:style>
    <style:style style:name="T163" style:parent-style-name="SourceText" style:family="text">
      <style:text-properties fo:color="#999999"/>
    </style:style>
    <style:style style:name="T164" style:parent-style-name="SourceText" style:family="text">
      <style:text-properties fo:color="#0090D3"/>
    </style:style>
    <style:style style:name="T165" style:parent-style-name="SourceText" style:family="text">
      <style:text-properties fo:color="#FF00FF"/>
    </style:style>
    <style:style style:name="T166" style:parent-style-name="SourceText" style:family="text">
      <style:text-properties fo:color="#0090D3"/>
    </style:style>
    <style:style style:name="T167" style:parent-style-name="SourceText" style:family="text">
      <style:text-properties fo:color="#FF0000"/>
    </style:style>
    <style:style style:name="T168" style:parent-style-name="SourceText" style:family="text">
      <style:text-properties fo:color="#0090D3"/>
    </style:style>
    <style:style style:name="T169" style:parent-style-name="SourceText" style:family="text">
      <style:text-properties fo:color="#FF00FF"/>
    </style:style>
    <style:style style:name="T170" style:parent-style-name="SourceText" style:family="text">
      <style:text-properties fo:color="#0090D3"/>
    </style:style>
    <style:style style:name="T171" style:parent-style-name="SourceText" style:family="text">
      <style:text-properties fo:color="#008000"/>
    </style:style>
    <style:style style:name="P172" style:parent-style-name="PreformattedText" style:family="paragraph">
      <style:paragraph-properties fo:margin-bottom="0.1965in"/>
    </style:style>
    <style:style style:name="T173" style:parent-style-name="SourceText" style:family="text">
      <style:text-properties fo:color="#0090D3"/>
    </style:style>
    <style:style style:name="P174" style:parent-style-name="Textbody" style:family="paragraph">
      <style:paragraph-properties fo:text-align="justify"/>
    </style:style>
    <style:style style:name="T175" style:parent-style-name="SourceText" style:family="text">
      <style:text-properties fo:color="#999999"/>
    </style:style>
    <style:style style:name="T176" style:parent-style-name="SourceText" style:family="text">
      <style:text-properties fo:color="#0090D3"/>
    </style:style>
    <style:style style:name="T177" style:parent-style-name="SourceText" style:family="text">
      <style:text-properties fo:color="#0090D3"/>
    </style:style>
    <style:style style:name="T178" style:parent-style-name="SourceText" style:family="text">
      <style:text-properties fo:color="#FF0000"/>
    </style:style>
    <style:style style:name="T179" style:parent-style-name="SourceText" style:family="text">
      <style:text-properties fo:color="#0090D3"/>
    </style:style>
    <style:style style:name="T180" style:parent-style-name="SourceText" style:family="text">
      <style:text-properties fo:color="#008000"/>
    </style:style>
    <style:style style:name="P181" style:parent-style-name="PreformattedText" style:family="paragraph">
      <style:paragraph-properties fo:margin-bottom="0.1965in"/>
    </style:style>
    <style:style style:name="T182" style:parent-style-name="SourceText" style:family="text">
      <style:text-properties fo:color="#0090D3"/>
    </style:style>
    <style:style style:name="P183" style:parent-style-name="Textbody" style:family="paragraph">
      <style:paragraph-properties fo:text-align="justify"/>
    </style:style>
    <style:style style:name="T184" style:parent-style-name="SourceText" style:family="text">
      <style:text-properties fo:color="#FF00FF"/>
    </style:style>
    <style:style style:name="T185" style:parent-style-name="SourceText" style:family="text">
      <style:text-properties fo:color="#FF00FF"/>
    </style:style>
    <style:style style:name="T186" style:parent-style-name="SourceText" style:family="text">
      <style:text-properties fo:color="#999999"/>
    </style:style>
    <style:style style:name="T187" style:parent-style-name="SourceText" style:family="text">
      <style:text-properties fo:color="#0090D3"/>
    </style:style>
    <style:style style:name="T188" style:parent-style-name="SourceText" style:family="text">
      <style:text-properties fo:color="#FF00FF"/>
    </style:style>
    <style:style style:name="T189" style:parent-style-name="SourceText" style:family="text">
      <style:text-properties fo:color="#0090D3"/>
    </style:style>
    <style:style style:name="T190" style:parent-style-name="SourceText" style:family="text">
      <style:text-properties fo:color="#008000"/>
    </style:style>
    <style:style style:name="P191" style:parent-style-name="PreformattedText" style:family="paragraph">
      <style:paragraph-properties fo:margin-bottom="0.1965in"/>
    </style:style>
    <style:style style:name="T192" style:parent-style-name="SourceText" style:family="text">
      <style:text-properties fo:color="#0090D3"/>
    </style:style>
    <style:style style:name="P193" style:parent-style-name="Textbody" style:family="paragraph">
      <style:paragraph-properties fo:text-align="justify"/>
    </style:style>
    <style:style style:name="T194" style:parent-style-name="SourceText" style:family="text">
      <style:text-properties fo:color="#FF00FF"/>
    </style:style>
    <style:style style:name="T195" style:parent-style-name="SourceText" style:family="text">
      <style:text-properties fo:color="#008000"/>
    </style:style>
    <style:style style:name="P196" style:parent-style-name="Textbody" style:family="paragraph">
      <style:paragraph-properties fo:text-align="justify"/>
    </style:style>
    <style:style style:name="T197" style:parent-style-name="SourceText" style:family="text">
      <style:text-properties fo:color="#0090D3"/>
    </style:style>
    <style:style style:name="T198" style:parent-style-name="SourceText" style:family="text">
      <style:text-properties fo:color="#999999"/>
    </style:style>
    <style:style style:name="T199" style:parent-style-name="SourceText" style:family="text">
      <style:text-properties fo:color="#0090D3"/>
    </style:style>
    <style:style style:name="T200" style:parent-style-name="SourceText" style:family="text">
      <style:text-properties fo:color="#0090D3"/>
    </style:style>
    <style:style style:name="T201" style:parent-style-name="SourceText" style:family="text">
      <style:text-properties fo:color="#0090D3"/>
    </style:style>
    <style:style style:name="T202" style:parent-style-name="SourceText" style:family="text">
      <style:text-properties fo:color="#0090D3"/>
    </style:style>
    <style:style style:name="T203" style:parent-style-name="SourceText" style:family="text">
      <style:text-properties fo:color="#0090D3"/>
    </style:style>
    <style:style style:name="T204" style:parent-style-name="SourceText" style:family="text">
      <style:text-properties fo:color="#0090D3"/>
    </style:style>
    <style:style style:name="T205" style:parent-style-name="SourceText" style:family="text">
      <style:text-properties fo:color="#0090D3"/>
    </style:style>
    <style:style style:name="T206" style:parent-style-name="SourceText" style:family="text">
      <style:text-properties fo:color="#0090D3"/>
    </style:style>
    <style:style style:name="T207" style:parent-style-name="SourceText" style:family="text">
      <style:text-properties fo:color="#0090D3"/>
    </style:style>
    <style:style style:name="T208" style:parent-style-name="SourceText" style:family="text">
      <style:text-properties fo:color="#0090D3"/>
    </style:style>
    <style:style style:name="T209" style:parent-style-name="SourceText" style:family="text">
      <style:text-properties fo:color="#0090D3"/>
    </style:style>
    <style:style style:name="T210" style:parent-style-name="SourceText" style:family="text">
      <style:text-properties fo:color="#0090D3"/>
    </style:style>
    <style:style style:name="T211" style:parent-style-name="SourceText" style:family="text">
      <style:text-properties fo:color="#0090D3"/>
    </style:style>
    <style:style style:name="T212" style:parent-style-name="SourceText" style:family="text">
      <style:text-properties fo:color="#0090D3"/>
    </style:style>
    <style:style style:name="T213" style:parent-style-name="SourceText" style:family="text">
      <style:text-properties fo:color="#0090D3"/>
    </style:style>
    <style:style style:name="T214" style:parent-style-name="SourceText" style:family="text">
      <style:text-properties fo:color="#0090D3"/>
    </style:style>
    <style:style style:name="T215" style:parent-style-name="SourceText" style:family="text">
      <style:text-properties fo:color="#0090D3"/>
    </style:style>
    <style:style style:name="T216" style:parent-style-name="SourceText" style:family="text">
      <style:text-properties fo:color="#0090D3"/>
    </style:style>
    <style:style style:name="T217" style:parent-style-name="SourceText" style:family="text">
      <style:text-properties fo:color="#0090D3"/>
    </style:style>
    <style:style style:name="T218" style:parent-style-name="SourceText" style:family="text">
      <style:text-properties fo:color="#0090D3"/>
    </style:style>
    <style:style style:name="T219" style:parent-style-name="SourceText" style:family="text">
      <style:text-properties fo:color="#0090D3"/>
    </style:style>
    <style:style style:name="T220" style:parent-style-name="SourceText" style:family="text">
      <style:text-properties fo:color="#0090D3"/>
    </style:style>
    <style:style style:name="T221" style:parent-style-name="SourceText" style:family="text">
      <style:text-properties fo:color="#0090D3"/>
    </style:style>
    <style:style style:name="T222" style:parent-style-name="SourceText" style:family="text">
      <style:text-properties fo:color="#0090D3"/>
    </style:style>
    <style:style style:name="T223" style:parent-style-name="SourceText" style:family="text">
      <style:text-properties fo:color="#0090D3"/>
    </style:style>
    <style:style style:name="T224" style:parent-style-name="SourceText" style:family="text">
      <style:text-properties fo:color="#0090D3"/>
    </style:style>
    <style:style style:name="T225" style:parent-style-name="SourceText" style:family="text">
      <style:text-properties fo:color="#0090D3"/>
    </style:style>
    <style:style style:name="T226" style:parent-style-name="SourceText" style:family="text">
      <style:text-properties fo:color="#0090D3"/>
    </style:style>
    <style:style style:name="T227" style:parent-style-name="SourceText" style:family="text">
      <style:text-properties fo:color="#0090D3"/>
    </style:style>
    <style:style style:name="T228" style:parent-style-name="SourceText" style:family="text">
      <style:text-properties fo:color="#0090D3"/>
    </style:style>
    <style:style style:name="T229" style:parent-style-name="SourceText" style:family="text">
      <style:text-properties fo:color="#0090D3"/>
    </style:style>
    <style:style style:name="T230" style:parent-style-name="SourceText" style:family="text">
      <style:text-properties fo:color="#0090D3"/>
    </style:style>
    <style:style style:name="T231" style:parent-style-name="SourceText" style:family="text">
      <style:text-properties fo:color="#0090D3"/>
    </style:style>
    <style:style style:name="T232" style:parent-style-name="SourceText" style:family="text">
      <style:text-properties fo:color="#0090D3"/>
    </style:style>
    <style:style style:name="T233" style:parent-style-name="SourceText" style:family="text">
      <style:text-properties fo:color="#0090D3"/>
    </style:style>
    <style:style style:name="T234" style:parent-style-name="SourceText" style:family="text">
      <style:text-properties fo:color="#0090D3"/>
    </style:style>
    <style:style style:name="T235" style:parent-style-name="SourceText" style:family="text">
      <style:text-properties fo:color="#0090D3"/>
    </style:style>
    <style:style style:name="T236" style:parent-style-name="SourceText" style:family="text">
      <style:text-properties fo:color="#0090D3"/>
    </style:style>
    <style:style style:name="T237" style:parent-style-name="SourceText" style:family="text">
      <style:text-properties fo:color="#0090D3"/>
    </style:style>
    <style:style style:name="T238" style:parent-style-name="SourceText" style:family="text">
      <style:text-properties fo:color="#0090D3"/>
    </style:style>
    <style:style style:name="T239" style:parent-style-name="SourceText" style:family="text">
      <style:text-properties fo:color="#0090D3"/>
    </style:style>
    <style:style style:name="T240" style:parent-style-name="SourceText" style:family="text">
      <style:text-properties fo:color="#0090D3"/>
    </style:style>
    <style:style style:name="T241" style:parent-style-name="SourceText" style:family="text">
      <style:text-properties fo:color="#0090D3"/>
    </style:style>
    <style:style style:name="T242" style:parent-style-name="SourceText" style:family="text">
      <style:text-properties fo:color="#0090D3"/>
    </style:style>
    <style:style style:name="T243" style:parent-style-name="SourceText" style:family="text">
      <style:text-properties fo:color="#0090D3"/>
    </style:style>
    <style:style style:name="T244" style:parent-style-name="SourceText" style:family="text">
      <style:text-properties fo:color="#0090D3"/>
    </style:style>
    <style:style style:name="T245" style:parent-style-name="SourceText" style:family="text">
      <style:text-properties fo:color="#0090D3"/>
    </style:style>
    <style:style style:name="T246" style:parent-style-name="SourceText" style:family="text">
      <style:text-properties fo:color="#0090D3"/>
    </style:style>
    <style:style style:name="T247" style:parent-style-name="SourceText" style:family="text">
      <style:text-properties fo:color="#0090D3"/>
    </style:style>
    <style:style style:name="T248" style:parent-style-name="SourceText" style:family="text">
      <style:text-properties fo:color="#0090D3"/>
    </style:style>
    <style:style style:name="T249" style:parent-style-name="SourceText" style:family="text">
      <style:text-properties fo:color="#0090D3"/>
    </style:style>
    <style:style style:name="T250" style:parent-style-name="SourceText" style:family="text">
      <style:text-properties fo:color="#0090D3"/>
    </style:style>
    <style:style style:name="T251" style:parent-style-name="SourceText" style:family="text">
      <style:text-properties fo:color="#0090D3"/>
    </style:style>
    <style:style style:name="T252" style:parent-style-name="SourceText" style:family="text">
      <style:text-properties fo:color="#0090D3"/>
    </style:style>
    <style:style style:name="T253" style:parent-style-name="SourceText" style:family="text">
      <style:text-properties fo:color="#0090D3"/>
    </style:style>
    <style:style style:name="T254" style:parent-style-name="SourceText" style:family="text">
      <style:text-properties fo:color="#0090D3"/>
    </style:style>
    <style:style style:name="T255" style:parent-style-name="SourceText" style:family="text">
      <style:text-properties fo:color="#0090D3" style:language-complex="es" style:country-complex="ES"/>
    </style:style>
    <style:style style:name="T256" style:parent-style-name="SourceText" style:family="text">
      <style:text-properties fo:color="#0090D3"/>
    </style:style>
    <style:style style:name="T257" style:parent-style-name="SourceText" style:family="text">
      <style:text-properties fo:color="#0090D3"/>
    </style:style>
    <style:style style:name="T258" style:parent-style-name="SourceText" style:family="text">
      <style:text-properties fo:color="#0090D3"/>
    </style:style>
    <style:style style:name="T259" style:parent-style-name="SourceText" style:family="text">
      <style:text-properties fo:color="#0090D3"/>
    </style:style>
    <style:style style:name="T260" style:parent-style-name="SourceText" style:family="text">
      <style:text-properties fo:color="#0090D3"/>
    </style:style>
    <style:style style:name="T261" style:parent-style-name="SourceText" style:family="text">
      <style:text-properties fo:color="#0090D3"/>
    </style:style>
    <style:style style:name="T262" style:parent-style-name="SourceText" style:family="text">
      <style:text-properties fo:color="#0090D3"/>
    </style:style>
    <style:style style:name="T263" style:parent-style-name="SourceText" style:family="text">
      <style:text-properties fo:color="#0090D3"/>
    </style:style>
    <style:style style:name="T264" style:parent-style-name="SourceText" style:family="text">
      <style:text-properties fo:color="#0090D3"/>
    </style:style>
    <style:style style:name="T265" style:parent-style-name="SourceText" style:family="text">
      <style:text-properties fo:color="#0090D3"/>
    </style:style>
    <style:style style:name="T266" style:parent-style-name="SourceText" style:family="text">
      <style:text-properties fo:color="#0090D3" style:language-asian="es" style:country-asian="ES"/>
    </style:style>
    <style:style style:name="T267" style:parent-style-name="SourceText" style:family="text">
      <style:text-properties fo:color="#0090D3"/>
    </style:style>
    <style:style style:name="T268" style:parent-style-name="SourceText" style:family="text">
      <style:text-properties fo:color="#0090D3"/>
    </style:style>
    <style:style style:name="T269" style:parent-style-name="SourceText" style:family="text">
      <style:text-properties fo:color="#0090D3"/>
    </style:style>
    <style:style style:name="T270" style:parent-style-name="SourceText" style:family="text">
      <style:text-properties fo:color="#0090D3"/>
    </style:style>
    <style:style style:name="T271" style:parent-style-name="SourceText" style:family="text">
      <style:text-properties fo:color="#0090D3"/>
    </style:style>
    <style:style style:name="T272" style:parent-style-name="SourceText" style:family="text">
      <style:text-properties fo:color="#0090D3"/>
    </style:style>
    <style:style style:name="T273" style:parent-style-name="SourceText" style:family="text">
      <style:text-properties fo:color="#0090D3" style:language-asian="es" style:country-asian="ES"/>
    </style:style>
    <style:style style:name="T274" style:parent-style-name="SourceText" style:family="text">
      <style:text-properties fo:color="#0090D3" style:language-asian="es" style:country-asian="ES"/>
    </style:style>
    <style:style style:name="T275" style:parent-style-name="SourceText" style:family="text">
      <style:text-properties fo:color="#0090D3"/>
    </style:style>
    <style:style style:name="T276" style:parent-style-name="SourceText" style:family="text">
      <style:text-properties fo:color="#0090D3"/>
    </style:style>
    <style:style style:name="T277" style:parent-style-name="SourceText" style:family="text">
      <style:text-properties fo:color="#0090D3"/>
    </style:style>
    <style:style style:name="T278" style:parent-style-name="SourceText" style:family="text">
      <style:text-properties fo:color="#0090D3"/>
    </style:style>
    <style:style style:name="T279" style:parent-style-name="SourceText" style:family="text">
      <style:text-properties fo:color="#0090D3"/>
    </style:style>
    <style:style style:name="T280" style:parent-style-name="SourceText" style:family="text">
      <style:text-properties fo:color="#0090D3"/>
    </style:style>
    <style:style style:name="T281" style:parent-style-name="SourceText" style:family="text">
      <style:text-properties fo:color="#0090D3"/>
    </style:style>
    <style:style style:name="T282" style:parent-style-name="SourceText" style:family="text">
      <style:text-properties fo:color="#0090D3"/>
    </style:style>
    <style:style style:name="T283" style:parent-style-name="SourceText" style:family="text">
      <style:text-properties fo:color="#0090D3"/>
    </style:style>
    <style:style style:name="T284" style:parent-style-name="SourceText" style:family="text">
      <style:text-properties fo:color="#0090D3"/>
    </style:style>
    <style:style style:name="T285" style:parent-style-name="SourceText" style:family="text">
      <style:text-properties fo:color="#0090D3"/>
    </style:style>
    <style:style style:name="T286" style:parent-style-name="SourceText" style:family="text">
      <style:text-properties fo:color="#0090D3"/>
    </style:style>
    <style:style style:name="T287" style:parent-style-name="SourceText" style:family="text">
      <style:text-properties fo:color="#0090D3" style:language-complex="ar" style:country-complex="SA"/>
    </style:style>
    <style:style style:name="T288" style:parent-style-name="SourceText" style:family="text">
      <style:text-properties fo:color="#0090D3" style:language-complex="es" style:country-complex="ES"/>
    </style:style>
    <style:style style:name="T289" style:parent-style-name="SourceText" style:family="text">
      <style:text-properties fo:color="#0090D3"/>
    </style:style>
    <style:style style:name="T290" style:parent-style-name="SourceText" style:family="text">
      <style:text-properties fo:color="#0090D3"/>
    </style:style>
    <style:style style:name="T291" style:parent-style-name="SourceText" style:family="text">
      <style:text-properties fo:color="#0090D3"/>
    </style:style>
    <style:style style:name="T292" style:parent-style-name="SourceText" style:family="text">
      <style:text-properties fo:color="#0090D3"/>
    </style:style>
    <style:style style:name="T293" style:parent-style-name="SourceText" style:family="text">
      <style:text-properties fo:color="#0090D3"/>
    </style:style>
    <style:style style:name="T294" style:parent-style-name="SourceText" style:family="text">
      <style:text-properties fo:color="#0090D3"/>
    </style:style>
    <style:style style:name="T295" style:parent-style-name="SourceText" style:family="text">
      <style:text-properties fo:color="#0090D3"/>
    </style:style>
    <style:style style:name="T296" style:parent-style-name="SourceText" style:family="text">
      <style:text-properties fo:color="#0090D3"/>
    </style:style>
    <style:style style:name="T297" style:parent-style-name="SourceText" style:family="text">
      <style:text-properties fo:color="#0090D3"/>
    </style:style>
    <style:style style:name="T298" style:parent-style-name="SourceText" style:family="text">
      <style:text-properties fo:color="#0090D3"/>
    </style:style>
    <style:style style:name="T299" style:parent-style-name="SourceText" style:family="text">
      <style:text-properties fo:color="#0090D3"/>
    </style:style>
    <style:style style:name="T300" style:parent-style-name="SourceText" style:family="text">
      <style:text-properties fo:color="#0090D3"/>
    </style:style>
    <style:style style:name="T301" style:parent-style-name="SourceText" style:family="text">
      <style:text-properties fo:color="#0090D3"/>
    </style:style>
    <style:style style:name="T302" style:parent-style-name="SourceText" style:family="text">
      <style:text-properties fo:color="#0090D3"/>
    </style:style>
    <style:style style:name="T303" style:parent-style-name="SourceText" style:family="text">
      <style:text-properties fo:color="#0090D3"/>
    </style:style>
    <style:style style:name="T304" style:parent-style-name="SourceText" style:family="text">
      <style:text-properties fo:color="#0090D3"/>
    </style:style>
    <style:style style:name="T305" style:parent-style-name="SourceText" style:family="text">
      <style:text-properties fo:color="#0090D3"/>
    </style:style>
    <style:style style:name="T306" style:parent-style-name="SourceText" style:family="text">
      <style:text-properties fo:color="#0090D3" style:language-asian="es" style:country-asian="ES"/>
    </style:style>
    <style:style style:name="T307" style:parent-style-name="SourceText" style:family="text">
      <style:text-properties fo:color="#0090D3" style:language-asian="es" style:country-asian="ES"/>
    </style:style>
    <style:style style:name="T308" style:parent-style-name="SourceText" style:family="text">
      <style:text-properties fo:color="#0090D3"/>
    </style:style>
    <style:style style:name="T309" style:parent-style-name="SourceText" style:family="text">
      <style:text-properties fo:color="#0090D3"/>
    </style:style>
    <style:style style:name="T310" style:parent-style-name="SourceText" style:family="text">
      <style:text-properties fo:color="#0090D3"/>
    </style:style>
    <style:style style:name="T311" style:parent-style-name="SourceText" style:family="text">
      <style:text-properties fo:color="#0090D3"/>
    </style:style>
    <style:style style:name="T312" style:parent-style-name="SourceText" style:family="text">
      <style:text-properties fo:color="#0090D3"/>
    </style:style>
    <style:style style:name="T313" style:parent-style-name="SourceText" style:family="text">
      <style:text-properties fo:color="#0090D3"/>
    </style:style>
    <style:style style:name="T314" style:parent-style-name="SourceText" style:family="text">
      <style:text-properties fo:color="#0090D3"/>
    </style:style>
    <style:style style:name="T315" style:parent-style-name="SourceText" style:family="text">
      <style:text-properties fo:color="#0090D3"/>
    </style:style>
    <style:style style:name="T316" style:parent-style-name="SourceText" style:family="text">
      <style:text-properties fo:color="#0090D3"/>
    </style:style>
    <style:style style:name="T317" style:parent-style-name="SourceText" style:family="text">
      <style:text-properties fo:color="#0090D3"/>
    </style:style>
    <style:style style:name="T318" style:parent-style-name="SourceText" style:family="text">
      <style:text-properties fo:color="#0090D3"/>
    </style:style>
    <style:style style:name="T319" style:parent-style-name="SourceText" style:family="text">
      <style:text-properties fo:color="#0090D3"/>
    </style:style>
    <style:style style:name="T320" style:parent-style-name="SourceText" style:family="text">
      <style:text-properties fo:color="#0090D3"/>
    </style:style>
    <style:style style:name="T321" style:parent-style-name="SourceText" style:family="text">
      <style:text-properties fo:color="#0090D3"/>
    </style:style>
    <style:style style:name="T322" style:parent-style-name="SourceText" style:family="text">
      <style:text-properties fo:color="#0090D3"/>
    </style:style>
    <style:style style:name="T323" style:parent-style-name="SourceText" style:family="text">
      <style:text-properties fo:color="#0090D3"/>
    </style:style>
    <style:style style:name="T324" style:parent-style-name="SourceText" style:family="text">
      <style:text-properties fo:color="#0090D3"/>
    </style:style>
    <style:style style:name="T325" style:parent-style-name="SourceText" style:family="text">
      <style:text-properties fo:color="#0090D3"/>
    </style:style>
    <style:style style:name="T326" style:parent-style-name="SourceText" style:family="text">
      <style:text-properties fo:color="#0090D3"/>
    </style:style>
    <style:style style:name="T327" style:parent-style-name="SourceText" style:family="text">
      <style:text-properties fo:color="#0090D3"/>
    </style:style>
    <style:style style:name="T328" style:parent-style-name="SourceText" style:family="text">
      <style:text-properties fo:color="#0090D3"/>
    </style:style>
    <style:style style:name="T329" style:parent-style-name="SourceText" style:family="text">
      <style:text-properties fo:color="#0090D3"/>
    </style:style>
    <style:style style:name="T330" style:parent-style-name="SourceText" style:family="text">
      <style:text-properties fo:color="#0090D3"/>
    </style:style>
    <style:style style:name="T331" style:parent-style-name="SourceText" style:family="text">
      <style:text-properties fo:color="#0090D3"/>
    </style:style>
    <style:style style:name="T332" style:parent-style-name="SourceText" style:family="text">
      <style:text-properties fo:color="#0090D3"/>
    </style:style>
    <style:style style:name="T333" style:parent-style-name="SourceText" style:family="text">
      <style:text-properties fo:color="#0090D3"/>
    </style:style>
    <style:style style:name="T334" style:parent-style-name="SourceText" style:family="text">
      <style:text-properties fo:color="#0090D3"/>
    </style:style>
    <style:style style:name="T335" style:parent-style-name="SourceText" style:family="text">
      <style:text-properties fo:color="#0090D3"/>
    </style:style>
    <style:style style:name="T336" style:parent-style-name="SourceText" style:family="text">
      <style:text-properties fo:color="#0090D3"/>
    </style:style>
    <style:style style:name="T337" style:parent-style-name="SourceText" style:family="text">
      <style:text-properties fo:color="#0090D3" style:language-complex="ar" style:country-complex="SA"/>
    </style:style>
    <style:style style:name="T338" style:parent-style-name="SourceText" style:family="text">
      <style:text-properties fo:color="#0090D3" style:language-complex="es" style:country-complex="ES"/>
    </style:style>
    <style:style style:name="T339" style:parent-style-name="SourceText" style:family="text">
      <style:text-properties fo:color="#0090D3"/>
    </style:style>
    <style:style style:name="T340" style:parent-style-name="SourceText" style:family="text">
      <style:text-properties fo:color="#0090D3"/>
    </style:style>
    <style:style style:name="T341" style:parent-style-name="SourceText" style:family="text">
      <style:text-properties fo:color="#0090D3" style:language-complex="es" style:country-complex="ES"/>
    </style:style>
    <style:style style:name="T342" style:parent-style-name="SourceText" style:family="text">
      <style:text-properties fo:color="#0090D3" style:language-complex="es" style:country-complex="ES"/>
    </style:style>
    <style:style style:name="T343" style:parent-style-name="SourceText" style:family="text">
      <style:text-properties fo:color="#0090D3"/>
    </style:style>
    <style:style style:name="T344" style:parent-style-name="SourceText" style:family="text">
      <style:text-properties fo:color="#0090D3"/>
    </style:style>
    <style:style style:name="T345" style:parent-style-name="SourceText" style:family="text">
      <style:text-properties fo:color="#0090D3"/>
    </style:style>
    <style:style style:name="T346" style:parent-style-name="SourceText" style:family="text">
      <style:text-properties fo:color="#0090D3"/>
    </style:style>
    <style:style style:name="T347" style:parent-style-name="SourceText" style:family="text">
      <style:text-properties fo:color="#0090D3"/>
    </style:style>
    <style:style style:name="T348" style:parent-style-name="SourceText" style:family="text">
      <style:text-properties fo:color="#0090D3"/>
    </style:style>
    <style:style style:name="T349" style:parent-style-name="SourceText" style:family="text">
      <style:text-properties fo:color="#0090D3"/>
    </style:style>
    <style:style style:name="T350" style:parent-style-name="SourceText" style:family="text">
      <style:text-properties fo:color="#0090D3"/>
    </style:style>
    <style:style style:name="T351" style:parent-style-name="SourceText" style:family="text">
      <style:text-properties fo:color="#0090D3"/>
    </style:style>
    <style:style style:name="T352" style:parent-style-name="SourceText" style:family="text">
      <style:text-properties fo:color="#0090D3"/>
    </style:style>
    <style:style style:name="T353" style:parent-style-name="SourceText" style:family="text">
      <style:text-properties fo:color="#0090D3"/>
    </style:style>
    <style:style style:name="T354" style:parent-style-name="SourceText" style:family="text">
      <style:text-properties fo:color="#0090D3"/>
    </style:style>
    <style:style style:name="T355" style:parent-style-name="SourceText" style:family="text">
      <style:text-properties fo:color="#0090D3"/>
    </style:style>
    <style:style style:name="T356" style:parent-style-name="SourceText" style:family="text">
      <style:text-properties fo:color="#0090D3"/>
    </style:style>
    <style:style style:name="T357" style:parent-style-name="SourceText" style:family="text">
      <style:text-properties fo:color="#0090D3"/>
    </style:style>
    <style:style style:name="T358" style:parent-style-name="SourceText" style:family="text">
      <style:text-properties fo:color="#0090D3"/>
    </style:style>
    <style:style style:name="T359" style:parent-style-name="SourceText" style:family="text">
      <style:text-properties fo:color="#0090D3"/>
    </style:style>
    <style:style style:name="T360" style:parent-style-name="SourceText" style:family="text">
      <style:text-properties fo:color="#0090D3"/>
    </style:style>
    <style:style style:name="T361" style:parent-style-name="SourceText" style:family="text">
      <style:text-properties fo:color="#0090D3"/>
    </style:style>
    <style:style style:name="P362" style:parent-style-name="PreformattedText" style:family="paragraph">
      <style:paragraph-properties fo:margin-bottom="0.1965in"/>
    </style:style>
    <style:style style:name="T363" style:parent-style-name="SourceText" style:family="text">
      <style:text-properties fo:color="#0090D3"/>
    </style:style>
    <style:style style:name="P364" style:parent-style-name="Textbody" style:family="paragraph">
      <style:paragraph-properties fo:text-align="justify"/>
    </style:style>
    <style:style style:name="T365" style:parent-style-name="SourceText" style:family="text">
      <style:text-properties fo:color="#FF0000"/>
    </style:style>
    <style:style style:name="T366" style:parent-style-name="SourceText" style:family="text">
      <style:text-properties fo:color="#999999"/>
    </style:style>
    <style:style style:name="T367" style:parent-style-name="SourceText" style:family="text">
      <style:text-properties fo:color="#0090D3"/>
    </style:style>
    <style:style style:name="T368" style:parent-style-name="SourceText" style:family="text">
      <style:text-properties fo:color="#FF00FF"/>
    </style:style>
    <style:style style:name="T369" style:parent-style-name="SourceText" style:family="text">
      <style:text-properties fo:color="#0090D3"/>
    </style:style>
    <style:style style:name="T370" style:parent-style-name="SourceText" style:family="text">
      <style:text-properties fo:color="#FF0000"/>
    </style:style>
    <style:style style:name="T371" style:parent-style-name="SourceText" style:family="text">
      <style:text-properties fo:color="#0090D3"/>
    </style:style>
    <style:style style:name="T372" style:parent-style-name="SourceText" style:family="text">
      <style:text-properties fo:color="#0090D3"/>
    </style:style>
    <style:style style:name="T373" style:parent-style-name="SourceText" style:family="text">
      <style:text-properties fo:color="#0090D3"/>
    </style:style>
    <style:style style:name="T374" style:parent-style-name="SourceText" style:family="text">
      <style:text-properties fo:color="#0090D3"/>
    </style:style>
    <style:style style:name="T375" style:parent-style-name="SourceText" style:family="text">
      <style:text-properties fo:color="#0090D3"/>
    </style:style>
    <style:style style:name="P376" style:parent-style-name="PreformattedText" style:family="paragraph">
      <style:paragraph-properties fo:margin-bottom="0.1965in"/>
    </style:style>
    <style:style style:name="T377" style:parent-style-name="SourceText" style:family="text">
      <style:text-properties fo:color="#0090D3"/>
    </style:style>
    <style:style style:name="P378" style:parent-style-name="Textbody" style:family="paragraph">
      <style:paragraph-properties fo:text-align="justify"/>
    </style:style>
    <style:style style:name="T379" style:parent-style-name="SourceText" style:family="text">
      <style:text-properties fo:color="#FF00FF"/>
    </style:style>
    <style:style style:name="T380" style:parent-style-name="SourceText" style:family="text">
      <style:text-properties fo:color="#FF0000"/>
    </style:style>
    <style:style style:name="T381" style:parent-style-name="SourceText" style:family="text">
      <style:text-properties fo:color="#FF0000"/>
    </style:style>
    <style:style style:name="P382" style:parent-style-name="Textbody" style:family="paragraph">
      <style:paragraph-properties fo:text-align="justify"/>
    </style:style>
    <style:style style:name="P383" style:parent-style-name="PreformattedText" style:family="paragraph">
      <style:paragraph-properties fo:margin-bottom="0.1965in"/>
    </style:style>
    <style:style style:name="T384" style:parent-style-name="SourceText" style:family="text">
      <style:text-properties fo:color="#0090D3"/>
    </style:style>
    <style:style style:name="P385" style:parent-style-name="Textbody" style:family="paragraph">
      <style:paragraph-properties fo:text-align="justify"/>
    </style:style>
    <style:style style:name="T386" style:parent-style-name="SourceText" style:family="text">
      <style:text-properties fo:color="#999999"/>
    </style:style>
    <style:style style:name="T387" style:parent-style-name="SourceText" style:family="text">
      <style:text-properties fo:color="#0090D3"/>
    </style:style>
    <style:style style:name="T388" style:parent-style-name="SourceText" style:family="text">
      <style:text-properties fo:color="#FF00FF"/>
    </style:style>
    <style:style style:name="T389" style:parent-style-name="SourceText" style:family="text">
      <style:text-properties fo:color="#0090D3"/>
    </style:style>
    <style:style style:name="T390" style:parent-style-name="SourceText" style:family="text">
      <style:text-properties fo:color="#FF0000"/>
    </style:style>
    <style:style style:name="P391" style:parent-style-name="PreformattedText" style:family="paragraph">
      <style:paragraph-properties fo:margin-bottom="0.1965in"/>
    </style:style>
    <style:style style:name="T392" style:parent-style-name="SourceText" style:family="text">
      <style:text-properties fo:color="#0090D3"/>
    </style:style>
    <style:style style:name="P393" style:parent-style-name="Textbody" style:family="paragraph">
      <style:paragraph-properties fo:text-align="justify"/>
    </style:style>
    <style:style style:name="T394" style:parent-style-name="SourceText" style:family="text">
      <style:text-properties fo:color="#FF00FF"/>
    </style:style>
    <style:style style:name="P395" style:parent-style-name="PreformattedText" style:family="paragraph">
      <style:paragraph-properties fo:margin-bottom="0.1965in"/>
    </style:style>
    <style:style style:name="T396" style:parent-style-name="SourceText" style:family="text">
      <style:text-properties fo:color="#999999"/>
    </style:style>
    <style:style style:name="T397" style:parent-style-name="SourceText" style:family="text">
      <style:text-properties fo:color="#0090D3"/>
    </style:style>
    <style:style style:name="T398" style:parent-style-name="SourceText" style:family="text">
      <style:text-properties fo:color="#FF00FF"/>
    </style:style>
    <style:style style:name="T399" style:parent-style-name="SourceText" style:family="text">
      <style:text-properties fo:color="#0090D3"/>
    </style:style>
    <style:style style:name="T400" style:parent-style-name="SourceText" style:family="text">
      <style:text-properties fo:color="#FF0000"/>
    </style:style>
    <style:style style:name="P401" style:parent-style-name="PreformattedText" style:family="paragraph">
      <style:paragraph-properties fo:margin-bottom="0.1965in"/>
    </style:style>
    <style:style style:name="T402" style:parent-style-name="SourceText" style:family="text">
      <style:text-properties fo:color="#0090D3"/>
    </style:style>
    <style:style style:name="P403" style:parent-style-name="Textbody" style:family="paragraph">
      <style:paragraph-properties fo:text-align="justify"/>
    </style:style>
    <style:style style:name="P404" style:parent-style-name="PreformattedText" style:family="paragraph">
      <style:paragraph-properties fo:margin-bottom="0.1965in"/>
    </style:style>
    <style:style style:name="T405" style:parent-style-name="SourceText" style:family="text">
      <style:text-properties fo:color="#0090D3"/>
    </style:style>
    <style:style style:name="P406" style:parent-style-name="Textbody" style:family="paragraph">
      <style:paragraph-properties fo:text-align="justify"/>
    </style:style>
    <style:style style:name="T407" style:parent-style-name="SourceText" style:family="text">
      <style:text-properties fo:color="#FF00FF"/>
    </style:style>
    <style:style style:name="T408" style:parent-style-name="SourceText" style:family="text">
      <style:text-properties fo:color="#999999"/>
    </style:style>
    <style:style style:name="T409" style:parent-style-name="SourceText" style:family="text">
      <style:text-properties fo:color="#0090D3"/>
    </style:style>
    <style:style style:name="T410" style:parent-style-name="SourceText" style:family="text">
      <style:text-properties fo:color="#FF00FF"/>
    </style:style>
    <style:style style:name="T411" style:parent-style-name="SourceText" style:family="text">
      <style:text-properties fo:color="#0090D3"/>
    </style:style>
    <style:style style:name="T412" style:parent-style-name="SourceText" style:family="text">
      <style:text-properties fo:color="#FF0000"/>
    </style:style>
    <style:style style:name="P413" style:parent-style-name="PreformattedText" style:family="paragraph">
      <style:paragraph-properties fo:margin-bottom="0.1965in"/>
    </style:style>
    <style:style style:name="T414" style:parent-style-name="SourceText" style:family="text">
      <style:text-properties fo:color="#0090D3"/>
    </style:style>
    <style:style style:name="P415" style:parent-style-name="Textbody" style:family="paragraph">
      <style:paragraph-properties fo:text-align="justify"/>
    </style:style>
    <style:style style:name="P416" style:parent-style-name="PreformattedText" style:family="paragraph">
      <style:paragraph-properties fo:margin-bottom="0.1965in"/>
    </style:style>
    <style:style style:name="T417" style:parent-style-name="SourceText" style:family="text">
      <style:text-properties fo:color="#0090D3"/>
    </style:style>
    <style:style style:name="T418" style:parent-style-name="SourceText" style:family="text">
      <style:text-properties fo:color="#0090D3"/>
    </style:style>
    <style:style style:name="P419" style:parent-style-name="Textbody" style:family="paragraph">
      <style:paragraph-properties fo:text-align="justify"/>
    </style:style>
    <style:style style:name="T420" style:parent-style-name="SourceText" style:family="text">
      <style:text-properties fo:color="#999999"/>
    </style:style>
    <style:style style:name="T421" style:parent-style-name="SourceText" style:family="text">
      <style:text-properties fo:color="#0090D3"/>
    </style:style>
    <style:style style:name="T422" style:parent-style-name="SourceText" style:family="text">
      <style:text-properties fo:color="#FF00FF"/>
    </style:style>
    <style:style style:name="T423" style:parent-style-name="SourceText" style:family="text">
      <style:text-properties fo:color="#0090D3"/>
    </style:style>
    <style:style style:name="T424" style:parent-style-name="SourceText" style:family="text">
      <style:text-properties fo:color="#FF0000"/>
    </style:style>
    <style:style style:name="P425" style:parent-style-name="PreformattedText" style:family="paragraph">
      <style:paragraph-properties fo:margin-bottom="0.1965in"/>
    </style:style>
    <style:style style:name="T426" style:parent-style-name="SourceText" style:family="text">
      <style:text-properties fo:color="#0090D3"/>
    </style:style>
    <style:style style:name="P427" style:parent-style-name="Textbody" style:family="paragraph">
      <style:paragraph-properties fo:text-align="justify"/>
    </style:style>
    <style:style style:name="P428" style:parent-style-name="PreformattedText" style:family="paragraph">
      <style:paragraph-properties fo:margin-bottom="0.1965in"/>
    </style:style>
    <style:style style:name="T429" style:parent-style-name="SourceText" style:family="text">
      <style:text-properties fo:color="#0090D3"/>
    </style:style>
    <style:style style:name="P430" style:parent-style-name="Textbody" style:family="paragraph">
      <style:paragraph-properties fo:text-align="justify"/>
    </style:style>
    <style:style style:name="T431" style:parent-style-name="SourceText" style:family="text">
      <style:text-properties fo:color="#FF0000"/>
    </style:style>
    <style:style style:name="T432" style:parent-style-name="SourceText" style:family="text">
      <style:text-properties fo:color="#008000"/>
    </style:style>
    <style:style style:name="T433" style:parent-style-name="SourceText" style:family="text">
      <style:text-properties fo:color="#999999"/>
    </style:style>
    <style:style style:name="T434" style:parent-style-name="SourceText" style:family="text">
      <style:text-properties fo:color="#0090D3"/>
    </style:style>
    <style:style style:name="T435" style:parent-style-name="SourceText" style:family="text">
      <style:text-properties fo:color="#FF0000"/>
    </style:style>
    <style:style style:name="T436" style:parent-style-name="SourceText" style:family="text">
      <style:text-properties fo:color="#0090D3"/>
    </style:style>
    <style:style style:name="T437" style:parent-style-name="SourceText" style:family="text">
      <style:text-properties fo:color="#008000"/>
    </style:style>
    <style:style style:name="P438" style:parent-style-name="PreformattedText" style:family="paragraph">
      <style:paragraph-properties fo:margin-bottom="0.1965in"/>
    </style:style>
    <style:style style:name="T439" style:parent-style-name="SourceText" style:family="text">
      <style:text-properties fo:color="#0090D3"/>
    </style:style>
    <style:style style:name="P440" style:parent-style-name="Textbody" style:family="paragraph">
      <style:paragraph-properties fo:text-align="justify"/>
    </style:style>
    <style:style style:name="T441" style:parent-style-name="SourceText" style:family="text">
      <style:text-properties fo:color="#008000"/>
    </style:style>
    <style:style style:name="T442" style:parent-style-name="SourceText" style:family="text">
      <style:text-properties fo:color="#008000"/>
    </style:style>
    <style:style style:name="T443" style:parent-style-name="SourceText" style:family="text">
      <style:text-properties fo:color="#0090D3"/>
    </style:style>
    <style:style style:name="T444" style:parent-style-name="SourceText" style:family="text">
      <style:text-properties fo:color="#FF0000"/>
    </style:style>
    <style:style style:name="T445" style:parent-style-name="SourceText" style:family="text">
      <style:text-properties fo:color="#0090D3"/>
    </style:style>
    <style:style style:name="T446" style:parent-style-name="SourceText" style:family="text">
      <style:text-properties fo:color="#008000"/>
    </style:style>
    <style:style style:name="T447" style:parent-style-name="SourceText" style:family="text">
      <style:text-properties fo:color="#0090D3"/>
    </style:style>
    <style:style style:name="T448" style:parent-style-name="SourceText" style:family="text">
      <style:text-properties fo:color="#0090D3"/>
    </style:style>
    <style:style style:name="T449" style:parent-style-name="SourceText" style:family="text">
      <style:text-properties fo:color="#0090D3"/>
    </style:style>
    <style:style style:name="P450" style:parent-style-name="PreformattedText" style:family="paragraph">
      <style:paragraph-properties fo:margin-bottom="0.1965in"/>
    </style:style>
    <style:style style:name="T451" style:parent-style-name="SourceText" style:family="text">
      <style:text-properties fo:color="#0090D3"/>
    </style:style>
    <style:style style:name="T452" style:parent-style-name="SourceText" style:family="text">
      <style:text-properties fo:color="#0090D3"/>
    </style:style>
    <style:style style:name="P453" style:parent-style-name="Textbody" style:family="paragraph">
      <style:paragraph-properties fo:text-align="justify"/>
    </style:style>
    <style:style style:name="T454" style:parent-style-name="SourceText" style:family="text">
      <style:text-properties fo:color="#999999"/>
    </style:style>
    <style:style style:name="T455" style:parent-style-name="SourceText" style:family="text">
      <style:text-properties fo:color="#0090D3"/>
    </style:style>
    <style:style style:name="T456" style:parent-style-name="SourceText" style:family="text">
      <style:text-properties fo:color="#FF0000"/>
    </style:style>
    <style:style style:name="T457" style:parent-style-name="SourceText" style:family="text">
      <style:text-properties fo:color="#0090D3"/>
    </style:style>
    <style:style style:name="T458" style:parent-style-name="SourceText" style:family="text">
      <style:text-properties fo:color="#008000"/>
    </style:style>
    <style:style style:name="T459" style:parent-style-name="SourceText" style:family="text">
      <style:text-properties fo:color="#0090D3"/>
    </style:style>
    <style:style style:name="T460" style:parent-style-name="SourceText" style:family="text">
      <style:text-properties fo:color="#0090D3"/>
    </style:style>
    <style:style style:name="P461" style:parent-style-name="PreformattedText" style:family="paragraph">
      <style:paragraph-properties fo:margin-bottom="0.1965in"/>
    </style:style>
    <style:style style:name="T462" style:parent-style-name="SourceText" style:family="text">
      <style:text-properties fo:color="#0090D3"/>
    </style:style>
  </office:automatic-styles>
  <office:body>
    <office:text text:use-soft-page-breaks="true">
      <text:p text:style-name="P1">TR</text:p>
      <text:h text:style-name="Título2" text:outline-level="2">¿CUÁL ES LA PRINCIPAL FUNCIÓN DE LA UTILIDAD TR?</text:h>
      <text:p text:style-name="P2"><text:span text:style-name="SourceText">tr</text:span><text:s/>no es más que una abreviación de<text:s/><text:span text:style-name="SourceText">translate</text:span>. Esto ya nos puede dar la pista que las principales utilidades de<text:s/><text:span text:style-name="SourceText">tr</text:span><text:s/>son las siguientes:</text:p>
      <text:list text:style-name="LFO1" text:continue-numbering="true">
        <text:list-item>
          <text:p text:style-name="P3">Cambiar caracteres, palabras y frases de mayúscula a minúscula o viceversa.</text:p>
        </text:list-item>
        <text:list-item>
          <text:p text:style-name="P4">Buscar palabras y reemplazarlas por otras.</text:p>
        </text:list-item>
        <text:list-item>
          <text:p text:style-name="P5">Borrar caracteres, palabras o frases.</text:p>
        </text:list-item>
        <text:list-item>
          <text:p text:style-name="P6">Eliminar caracteres repetidos de forma innecesaria.</text:p>
        </text:list-item>
        <text:list-item>
          <text:p text:style-name="P7">Cambiar letras o palabras de mayúscula a minúscula.</text:p>
        </text:list-item>
        <text:list-item>
          <text:p text:style-name="P8">Eliminar la totalidad de caracteres que son ilegibles de un texto.</text:p>
        </text:list-item>
        <text:list-item>
          <text:p text:style-name="P9">Añadir una nueva línea cada vez que encontremos un delimitador que podemos definir.</text:p>
        </text:list-item>
        <text:list-item>
          <text:p text:style-name="P10">Eliminar la totalidad de caracteres de puntuación de una frase.</text:p>
        </text:list-item>
        <text:list-item>
          <text:p text:style-name="P11">Etc.</text:p>
        </text:list-item>
      </text:list>
      <text:p text:style-name="P12"><text:span text:style-name="SourceText">tr</text:span><text:s/>solo puede operar y transformar texto desde la entrada estándar hasta la salida estándar. Por lo tanto no podremos actuar de forma directa sobre un fichero de texto.</text:p>
      <text:h text:style-name="Título2" text:outline-level="2">SINTAXIS BÁSICA DEL COMANDO TR</text:h>
      <text:p text:style-name="P13">La sintaxis para usar el comando<text:s/><text:span text:style-name="T14">tr</text:span><text:s/>tiene la siguiente estructura:</text:p>
      <text:p text:style-name="P15"><text:span text:style-name="T16">tr<text:s/></text:span><text:span text:style-name="T17">Opciones</text:span><text:span text:style-name="T18"><text:s/></text:span><text:span text:style-name="T19">conjunto_caracteres_1</text:span><text:span text:style-name="T20"><text:s/></text:span><text:span text:style-name="T21">conjunto_caracteres_2</text:span></text:p>
      <text:p text:style-name="P22">Donde:</text:p>
      <text:p text:style-name="P23"><text:span text:style-name="T24">tr</text:span>: Parte del comando que hace que se ejecute la utilidad tr.</text:p>
      <text:p text:style-name="P25"><text:span text:style-name="T26">Opciones</text:span>:<text:s/>Se puede dejar en blanco o usar las opciones<text:s/><text:span text:style-name="T27">-c</text:span>,<text:s/><text:span text:style-name="T28">-d</text:span>,<text:s/><text:span text:style-name="T29">-s</text:span>, y<text:s/><text:span text:style-name="T30">-t</text:span>. En los ejemplos del siguiente apartado verán como pueden usar todas y cada una de de las opciones.</text:p>
      <text:p text:style-name="P31"><text:span text:style-name="T32">conjunto_caracteres_1</text:span>: Conjunto de caracteres que se buscaran en un texto.</text:p>
      <text:p text:style-name="P33"><text:span text:style-name="T34">conjunto_caracteres</text:span><text:span text:style-name="T35">_2</text:span>: Conjunto de caracteres que se usarán para modificar un texto.</text:p>
      <text:h text:style-name="Título2" text:outline-level="2">EJEMPLOS PARA APRENDER EL USO EL COMANDO O TR</text:h>
      <text:p text:style-name="P36">A continuación comprenderemos mejor el uso de<text:s/><text:span text:style-name="T37">tr</text:span><text:s/>mediante la siguiente serie de ejemplos.</text:p>
      <text:h text:style-name="Título3" text:outline-level="3">Cambiar una letra de minúscula a mayúscula y viceversa con el comando TR</text:h>
      <text:p text:style-name="P38">En el caso que tengamos un texto y queramos transformar la totalidad de<text:s/><text:span text:style-name="T39">a</text:span><text:s/>a<text:s/><text:span text:style-name="T40">A</text:span><text:s/>lo haremos del siguiente modo:</text:p>
      <text:p text:style-name="PreformattedText"><text:span text:style-name="T41">$</text:span><text:span text:style-name="T42"><text:s/>echo "Esto es un ejemplo de tr</text:span><text:span text:style-name="T43">" | tr<text:s/></text:span><text:span text:style-name="T44">'a'</text:span><text:span text:style-name="T45"><text:s/></text:span><text:span text:style-name="T46">'A'</text:span></text:p>
      <text:p text:style-name="P47"><text:span text:style-name="T48">Esto es unA ejemplo de tr</text:span></text:p>
      <text:soft-page-break/>
      <text:p text:style-name="P49">En el caso que queramos reemplazar todas las vocales de una frase de minúscula a mayúscula lo podemos hacer del siguiente modo:</text:p>
      <text:p text:style-name="PreformattedText"><text:span text:style-name="T50">$</text:span><text:span text:style-name="T51"><text:s/>echo "Esto es un ejemplo de tr" | tr<text:s/></text:span><text:span text:style-name="T52">'aeiou'</text:span><text:span text:style-name="T53"><text:s/></text:span><text:span text:style-name="T54">'AEIOU'</text:span></text:p>
      <text:p text:style-name="P55"><text:span text:style-name="T56">EstO Es Un EjEmplO dE tr</text:span></text:p>
      <text:h text:style-name="Título3" text:outline-level="3">Cambiar<text:s/>toda una línea de minúscula a mayúscula</text:h>
      <text:p text:style-name="P57">En el caso que queramos transformar la totalidad de letras mayúsculas a minúsculas lo podemos hacer del siguiente modo:</text:p>
      <text:p text:style-name="PreformattedText"><text:span text:style-name="T58">$</text:span><text:span text:style-name="T59"><text:s/>echo "Esto es un ejemplo de tr" | tr<text:s/></text:span><text:span text:style-name="T60">'a-z'</text:span><text:span text:style-name="T61"><text:s/></text:span><text:span text:style-name="T62">'A-Z'</text:span></text:p>
      <text:p text:style-name="P63"><text:span text:style-name="T64">ESTO ES UN EJEMPLO DE TR</text:span></text:p>
      <text:p text:style-name="P65">Otro procedimiento<text:s/>alternativo para realizar lo que acabo de realizar sería el siguiente:</text:p>
      <text:p text:style-name="PreformattedText"><text:span text:style-name="T66">$</text:span><text:span text:style-name="T67"><text:s/>echo "Esto es un ejemplo de tr" | tr<text:s/></text:span><text:span text:style-name="T68">'[:lower:]'</text:span><text:span text:style-name="T69"><text:s/></text:span><text:span text:style-name="T70">'[:upper:]'</text:span></text:p>
      <text:p text:style-name="P71"><text:span text:style-name="T72">ESTO ES UN EJEMPLO DE TR</text:span></text:p>
      <text:p text:style-name="P73">Si queremos trasladar el resultado de la salida estándar a un fichero de texto cuyo nombre sea tr<text:span text:style-name="T74">.txt</text:span><text:span text:style-name="T75"><text:s/></text:span>lo haremos del siguiente modo:</text:p>
      <text:p text:style-name="PreformattedText"><text:span text:style-name="T76">$</text:span><text:span text:style-name="T77"><text:s/>echo "Esto es un ejemplo de tr" | tr<text:s/></text:span><text:span text:style-name="T78">'a-z'</text:span><text:span text:style-name="T79"><text:s/></text:span><text:span text:style-name="T80">'A-Z'</text:span><text:span text:style-name="T81"><text:s/>&gt; tr</text:span><text:span text:style-name="T82">.txt</text:span></text:p>
      <text:p text:style-name="PreformattedText"><text:span text:style-name="T83">$</text:span><text:span text:style-name="T84"><text:s/>cat tr.txt</text:span></text:p>
      <text:p text:style-name="P85"><text:span text:style-name="T86">ESTO ES UN EJEMPLO DE TR</text:span></text:p>
      <text:p text:style-name="P87">Si queremos también podemos añadir una línea nueva al fichero tr<text:span text:style-name="T88">.txt</text:span><text:s/>que sea igual que la primera pero en minúscula<text:s/>siguiendo el siguiente procedimiento:</text:p>
      <text:p text:style-name="PreformattedText"><text:span text:style-name="T89">$</text:span><text:span text:style-name="T90"><text:s/>cat<text:s/></text:span><text:span text:style-name="T91">tr.txt</text:span><text:span text:style-name="T92"><text:s/>| tr<text:s/></text:span><text:span text:style-name="T93">'A-Z'</text:span><text:span text:style-name="T94"><text:s/></text:span><text:span text:style-name="T95">'a-z'</text:span><text:span text:style-name="T96"><text:s/>&gt;&gt; tr</text:span><text:span text:style-name="T97">.txt</text:span></text:p>
      <text:p text:style-name="PreformattedText"><text:span text:style-name="T98">$</text:span><text:span text:style-name="T99"><text:s/>cat tr</text:span><text:span text:style-name="T100">.txt</text:span></text:p>
      <text:p text:style-name="PreformattedText"><text:span text:style-name="T101">ESTO ES UN EJEMPLO DE TR</text:span></text:p>
      <text:p text:style-name="P102"><text:span text:style-name="T103">esto es un ejemplo de tr</text:span></text:p>
      <text:h text:style-name="Título3" text:outline-level="3">Reemplazar caracteres o cambiar de minúscula a mayúscula mediante la opción<text:s/><text:span text:style-name="SourceText">-t</text:span><text:s/>truncate</text:h>
      <text:p text:style-name="P104">Si ejecutamos el siguiente comando:</text:p>
      <text:p text:style-name="PreformattedText"><text:span text:style-name="T105">$</text:span><text:span text:style-name="T106"><text:s/>echo "Esto es un ejemplo de tr p" | tr<text:s/></text:span><text:span text:style-name="T107">'a-z'</text:span><text:span text:style-name="T108"><text:s/></text:span><text:span text:style-name="T109">'AB'</text:span></text:p>
      <text:p text:style-name="P110"><text:span text:style-name="T111">EBBB BB BB BBBBBBB BB BB B</text:span></text:p>
      <text:p text:style-name="Textbody">Vemos que ha ocurrido lo siguiente:</text:p>
      <text:p text:style-name="P112">La letra<text:s/><text:span text:style-name="T113">a</text:span><text:s/>se reemplaza por la<text:s/><text:span text:style-name="T114">A</text:span>. La<text:s/><text:span text:style-name="T115">b</text:span><text:s/>por la<text:s/><text:span text:style-name="T116">B</text:span><text:s/>y a partir de aquí la<text:s/><text:span text:style-name="T117">c</text:span>,<text:s/><text:span text:style-name="T118">e</text:span>,<text:s/><text:span text:style-name="T119">f</text:span>… hasta llegar la<text:s/><text:span text:style-name="T120">z</text:span><text:s/>se reemplazarán por la<text:s/><text:span text:style-name="T121">B</text:span>.</text:p>
      <text:p text:style-name="P122">Si queremos evitar este comportamiento podemos usar la opción<text:s/><text:span text:style-name="T123">-t</text:span><text:s/>o truncate. Si ejecutamos el mismo comando añadiendo la opción<text:s/><text:span text:style-name="T124">-t</text:span>:</text:p>
      <text:p text:style-name="PreformattedText"><text:span text:style-name="T125">$</text:span><text:span text:style-name="T126"><text:s/>echo "Esto es un ejemplo de tr" | tr<text:s/></text:span><text:span text:style-name="T127">-t</text:span><text:span text:style-name="T128"><text:s/></text:span><text:span text:style-name="T129">'a-z'</text:span><text:span text:style-name="T130"><text:s/></text:span><text:span text:style-name="T131">'AB'</text:span></text:p>
      <text:p text:style-name="P132"><text:span text:style-name="T133">Esto es un ejemplo de tr</text:span></text:p>
      <text:p text:style-name="P134">Vemos que ha<text:s/>ocurrido lo siguiente:</text:p>
      <text:soft-page-break/>
      <text:p text:style-name="P135">La letra<text:s/><text:span text:style-name="T136">a</text:span><text:s/>se reemplaza por la<text:s/><text:span text:style-name="T137">A</text:span>. La<text:s/><text:span text:style-name="T138">b</text:span><text:s/>por la<text:s/><text:span text:style-name="T139">B</text:span><text:s/>y a partir de aquí no se reemplazará ninguna otra letra. El comportamiento ahora será de este modo gracias a la opción<text:s/><text:span text:style-name="T140">-t</text:span>. Por lo tanto la opción<text:s/><text:span text:style-name="T141">-t</text:span><text:s/>hace que la longitud del primero de<text:s/>los argumentos introducidos en el comando<text:s/><text:span text:style-name="T142">tr</text:span><text:s/>sea igual que la del segundo argumento.</text:p>
      <text:p text:style-name="P143"><text:span text:style-name="StrongEmphasis">Nota</text:span>: Con la opción<text:s/><text:span text:style-name="T144">-t</text:span><text:s/>el primero de los argumentos introducidos del comando<text:s/><text:span text:style-name="T145">tr</text:span><text:s/>tiene que tener una longitud igual o superior al segundo de los argumentos.</text:p>
      <text:h text:style-name="Título3" text:outline-level="3">Reemplazar caracteres con la utilidad TR</text:h>
      <text:p text:style-name="P146">De la misma forma que cambiábamos letras de mayúsculas a minúsculas o viceversa también podemos reemplazar caracteres. Por lo tanto si queremos reemplazar todas las<text:s/><text:span text:style-name="T147">a</text:span><text:s/>por<text:s/><text:span text:style-name="T148">u</text:span><text:s/>y las<text:s/><text:span text:style-name="T149">u</text:span><text:s/>por<text:s/><text:span text:style-name="T150">a</text:span><text:s/>lo haremos del siguiente modo:</text:p>
      <text:p text:style-name="PreformattedText"><text:span text:style-name="T151">$</text:span><text:span text:style-name="T152"><text:s/>echo "Esto</text:span><text:span text:style-name="T153"><text:s/>es un ejemplo de tr" | tr<text:s/></text:span><text:span text:style-name="T154">'au'</text:span><text:span text:style-name="T155"><text:s/></text:span><text:span text:style-name="T156">'ua'</text:span></text:p>
      <text:p text:style-name="P157"><text:span text:style-name="T158">Esto es an ejemplo de tr</text:span></text:p>
      <text:h text:style-name="Título3" text:outline-level="3">Borrar caracteres con el comando TR</text:h>
      <text:p text:style-name="P159">Si queremos borrar todas las vocales mayúsculas y minúsculas de una frase y que sean reemplazadas por un espacio en blanco lo haremos mediante la opción<text:s/><text:span text:style-name="T160">tr</text:span><text:span text:style-name="SourceText"><text:s/></text:span><text:span text:style-name="T161">-</text:span><text:span text:style-name="T162">d</text:span>. Un ejemplo de lo que acabo de citar es el siguiente:</text:p>
      <text:p text:style-name="PreformattedText"><text:span text:style-name="T163">$</text:span><text:span text:style-name="T164"><text:s/>echo "Esto es un ejemplo de tr" | tr<text:s/></text:span><text:span text:style-name="T165">-d</text:span><text:span text:style-name="T166"><text:s/></text:span><text:span text:style-name="T167">'aeiou'</text:span><text:span text:style-name="T168"><text:s/>| tr<text:s/></text:span><text:span text:style-name="T169">-d</text:span><text:span text:style-name="T170"><text:s/></text:span><text:span text:style-name="T171">'AEIOU'</text:span></text:p>
      <text:p text:style-name="P172"><text:span text:style-name="T173">st s n jmpl d tr</text:span></text:p>
      <text:p text:style-name="P174">Si quisiéramos que las vocales borradas fueran reemplazadas por espacios en blanco deberíamos haber usado el siguiente comando:</text:p>
      <text:p text:style-name="PreformattedText"><text:span text:style-name="T175">$</text:span><text:span text:style-name="T176"><text:s/>echo "Esto es un ejemplo de tr "</text:span><text:span text:style-name="T177"><text:s/>| tr<text:s/></text:span><text:span text:style-name="T178">'aeiou'</text:span><text:span text:style-name="T179"><text:s/></text:span><text:span text:style-name="T180">' '</text:span></text:p>
      <text:p text:style-name="P181"><text:span text:style-name="T182">Est <text:s text:c="2"/>s <text:s/>n <text:s/>j mpl <text:s/>d <text:s/>tr</text:span></text:p>
      <text:h text:style-name="Título3" text:outline-level="3">Borrar todo el contenido de una frase excepto las vocales aeiou</text:h>
      <text:p text:style-name="P183">Para conseguir el propósito del título tendremos que usar la opción<text:s/><text:span text:style-name="T184">-c</text:span>. La opción<text:s/><text:span text:style-name="T185">-c</text:span><text:s/>o complemento vendría a actuar como lo contrario a la orden que<text:s/>introducimos en el comando. Por lo tanto para borrar todas las letras que no sea vocales de una frase lo haremos del siguiente modo:</text:p>
      <text:p text:style-name="PreformattedText"><text:span text:style-name="T186">$</text:span><text:span text:style-name="T187"><text:s/>echo "Esto es un ejemplo de tr" | tr<text:s/></text:span><text:span text:style-name="T188">-cd</text:span><text:span text:style-name="T189"><text:s/></text:span><text:span text:style-name="T190">'aeiou'</text:span></text:p>
      <text:p text:style-name="P191"><text:span text:style-name="T192">oeueeoe</text:span></text:p>
      <text:p text:style-name="P193"><text:span text:style-name="StrongEmphasis">Nota:</text:span><text:s/>El significado de<text:s/><text:span text:style-name="T194">-cd</text:span><text:span text:style-name="SourceText"><text:s/></text:span><text:span text:style-name="T195">'aeiou'</text:span><text:s/>vendría a ser borra todo aquello que no sean vocales a, e, i, o, u.</text:p>
      <text:h text:style-name="Título3" text:outline-level="3">Borrar todos los caracteres que no sean legíbles</text:h>
      <text:p text:style-name="P196">La salida del comando<text:s/><text:span text:style-name="T197">head /dev/urandom</text:span><text:s/>es la siguiente:</text:p>
      <text:p text:style-name="PreformattedText"><text:span text:style-name="T198">$</text:span><text:span text:style-name="T199"><text:s/>head /dev/urandom</text:span></text:p>
      <text:p text:style-name="PreformattedText"><text:span text:style-name="T200">��</text:span><text:span text:style-name="T201">d</text:span><text:span text:style-name="T202">�</text:span><text:span text:style-name="T203">q)0</text:span><text:span text:style-name="T204">�</text:span><text:span text:style-name="T205">K</text:span><text:span text:style-name="T206">����</text:span><text:span text:style-name="T207">^</text:span><text:span text:style-name="T208">���</text:span><text:span text:style-name="T209">^</text:span><text:span text:style-name="T210">�</text:span><text:span text:style-name="T211">M</text:span><text:span text:style-name="T212">���</text:span><text:span text:style-name="T213">$</text:span><text:span text:style-name="T214">���</text:span><text:span text:style-name="T215">n</text:span><text:span text:style-name="T216">���</text:span><text:span text:style-name="T217">rp</text:span><text:span text:style-name="T218">�</text:span><text:span text:style-name="T219">y</text:span><text:span text:style-name="T220">��</text:span><text:span text:style-name="T221">J</text:span><text:span text:style-name="T222">�</text:span><text:span text:style-name="T223">Ӡ</text:span><text:span text:style-name="T224">Y</text:span><text:span text:style-name="T225">�</text:span><text:span text:style-name="T226">J</text:span><text:span text:style-name="T227">��</text:span><text:span text:style-name="T228">p</text:span><text:span text:style-name="T229">�</text:span><text:span text:style-name="T230">T~</text:span><text:span text:style-name="T231">�</text:span><text:span text:style-name="T232">"</text:span><text:span text:style-name="T233">�</text:span><text:span text:style-name="T234">`</text:span><text:span text:style-name="T235">�</text:span><text:span text:style-name="T236">W</text:span><text:span text:style-name="T237">�</text:span><text:span text:style-name="T238">\</text:span><text:span text:style-name="T239">�</text:span><text:span text:style-name="T240">W</text:span><text:span text:style-name="T241">�</text:span><text:span text:style-name="T242">&amp;C</text:span><text:span text:style-name="T243">�</text:span><text:span text:style-name="T244">{</text:span><text:span text:style-name="T245">�</text:span><text:span text:style-name="T246">Ӓ</text:span><text:span text:style-name="T247">L</text:span><text:span text:style-name="T248">��</text:span><text:span text:style-name="T249">hk~</text:span><text:span text:style-name="T250">�</text:span><text:span text:style-name="T251">Nu</text:span><text:span text:style-name="T252">�</text:span><text:span text:style-name="T253">Za</text:span><text:span text:style-name="T254">�</text:span><text:span text:style-name="T255">ٍ</text:span><text:span text:style-name="T256">]</text:span><text:span text:style-name="T257">�</text:span></text:p>
      <text:p text:style-name="PreformattedText"><text:span text:style-name="T258"><text:s text:c="81"/></text:span><text:span text:style-name="T259">�</text:span><text:span text:style-name="T260">N?ӳw</text:span><text:span text:style-name="T261">�</text:span><text:span text:style-name="T262">"</text:span><text:span text:style-name="T263">��</text:span><text:span text:style-name="T264">D</text:span><text:span text:style-name="T265">�</text:span><text:span text:style-name="T266">鳶</text:span><text:span text:style-name="T267">:</text:span><text:span text:style-name="T268">��</text:span><text:span text:style-name="T269">U</text:span><text:span text:style-name="T270">��</text:span><text:span text:style-name="T271">A</text:span><text:span text:style-name="T272">�</text:span><text:span text:style-name="T273">첣</text:span><text:span text:style-name="T274">�</text:span><text:span text:style-name="T275">*</text:span><text:span text:style-name="T276">�</text:span><text:span text:style-name="T277">s-px</text:span><text:span text:style-name="T278">�</text:span><text:span text:style-name="T279">/A'</text:span><text:span text:style-name="T280">�</text:span><text:span text:style-name="T281">#v`</text:span><text:span text:style-name="T282">�</text:span><text:span text:style-name="T283">.</text:span><text:span text:style-name="T284">�����</text:span><text:span text:style-name="T285">t</text:span><text:span text:style-name="T286">�</text:span><text:span text:style-name="T287">ݽ</text:span><text:span text:style-name="T288">��</text:span><text:span text:style-name="T289">ßb</text:span><text:span text:style-name="T290">���</text:span><text:span text:style-name="T291">mx</text:span><text:span text:style-name="T292">����</text:span><text:span text:style-name="T293">8</text:span><text:span text:style-name="T294">�</text:span><text:span text:style-name="T295">aX</text:span><text:span text:style-name="T296">�</text:span><text:span text:style-name="T297">i</text:span><text:span text:style-name="T298">�</text:span><text:span text:style-name="T299">Ĉ</text:span><text:span text:style-name="T300">n</text:span><text:span text:style-name="T301">ϗ</text:span><text:span text:style-name="T302">�</text:span></text:p>
      <text:soft-page-break/>
      <text:p text:style-name="PreformattedText"><text:span text:style-name="T303">�</text:span><text:span text:style-name="T304">n</text:span><text:span text:style-name="T305">�</text:span><text:span text:style-name="T306">籛</text:span><text:span text:style-name="T307">�</text:span><text:span text:style-name="T308">(</text:span><text:span text:style-name="T309">�</text:span><text:span text:style-name="T310">&lt;?"pȉ</text:span><text:span text:style-name="T311">����</text:span><text:span text:style-name="T312">fȊ</text:span><text:span text:style-name="T313">�</text:span><text:span text:style-name="T314">ϓ</text:span><text:span text:style-name="T315">���������</text:span><text:span text:style-name="T316">5</text:span><text:span text:style-name="T317">�</text:span><text:span text:style-name="T318">U</text:span><text:span text:style-name="T319">���</text:span><text:span text:style-name="T320">(&lt;</text:span><text:span text:style-name="T321">�</text:span><text:span text:style-name="T322">&lt;</text:span><text:span text:style-name="T323">�</text:span><text:span text:style-name="T324">DZ</text:span><text:span text:style-name="T325">����</text:span><text:span text:style-name="T326">P;</text:span><text:span text:style-name="T327">����</text:span><text:span text:style-name="T328">?</text:span><text:span text:style-name="T329">���</text:span><text:span text:style-name="T330">\:</text:span><text:span text:style-name="T331">�</text:span><text:span text:style-name="T332">(</text:span><text:span text:style-name="T333">�</text:span><text:span text:style-name="T334">M</text:span><text:span text:style-name="T335">�������</text:span><text:span text:style-name="T336">~&lt;</text:span><text:span text:style-name="T337">ڧ</text:span><text:span text:style-name="T338">�</text:span><text:span text:style-name="T339">UQ</text:span><text:span text:style-name="T340">��</text:span><text:span text:style-name="T341">׽</text:span><text:span text:style-name="T342">�</text:span><text:span text:style-name="T343">+</text:span><text:span text:style-name="T344">���</text:span><text:span text:style-name="T345">&lt;=</text:span><text:span text:style-name="T346">�</text:span><text:span text:style-name="T347">D</text:span><text:span text:style-name="T348">��</text:span><text:span text:style-name="T349">]=</text:span><text:span text:style-name="T350">�</text:span><text:span text:style-name="T351">Um</text:span><text:span text:style-name="T352">���</text:span><text:span text:style-name="T353">M</text:span><text:span text:style-name="T354">�</text:span><text:span text:style-name="T355">c</text:span></text:p>
      <text:p text:style-name="PreformattedText"><text:span text:style-name="T356">2m</text:span><text:span text:style-name="T357">��</text:span><text:span text:style-name="T358">5X</text:span><text:span text:style-name="T359">�</text:span><text:span text:style-name="T360">DJB</text:span><text:span text:style-name="T361">�</text:span></text:p>
      <text:p text:style-name="P362"><text:span text:style-name="T363">...</text:span></text:p>
      <text:p text:style-name="P364">Como han podido ver hay una gran parte de caracteres que son completamente ilegibles. Para eliminar la totalidad de caracteres ilegibles lo pueden hacer mediante la opción<text:s/><text:span text:style-name="T365">[:print:]</text:span><text:s/>del<text:s/>siguiente modo:</text:p>
      <text:p text:style-name="PreformattedText"><text:span text:style-name="T366">$</text:span><text:span text:style-name="T367"><text:s/>head /dev/urandom | tr<text:s/></text:span><text:span text:style-name="T368">-cd</text:span><text:span text:style-name="T369"><text:s/></text:span><text:span text:style-name="T370">'[:print:]\n'</text:span></text:p>
      <text:p text:style-name="PreformattedText"><text:span text:style-name="T371">NB</text:span></text:p>
      <text:p text:style-name="PreformattedText"><text:span text:style-name="T372">Oz.R$Kv/6-J$gTU2AAg=y{{9{n"W|eD8)ZzO96{h"kDGX="3g_R}p#,t[lbp;ci+an"w5*r, L8b&lt;QC}?8/49M$TA#uK;M&gt;nXCEeE7t~7,ShzeJUVO&lt;AjN;vuuy1xOG1FLS[e}{SC_8N,b^9v=4nNez23'\.,7dv|tHR.78yK&amp;"gM,dZH)&lt;_2l~+13}8*xz7mu</text:span><text:span text:style-name="T373">&gt;)=nf5bB@J&lt;h|Sl}LRI~jKP*r~U)T"8^0])\1K1l+,+%eZRi[Q&gt;$Xtf] "hoIL,c[gZ(V(ju(#l^z SH}vzToTn&amp;%P94IQR3PWXH\uLs-.y#[6^T!:PGedzUoL;u3kA~A{7=_]AB&lt; t:k:xPI]oFT`Oob:",)W9X9CA</text:span></text:p>
      <text:p text:style-name="PreformattedText"><text:span text:style-name="T374">J0M!Uo(&gt;~QHuZnjj&gt;u5%+V}7PKy?@S'z}~9c1E-':3gYM87myPZ?{0^EuX^O0l+E~,?(I-DbPNh1t@apeXFY9\n\W0{~</text:span><text:span text:style-name="T375">'fjy*u</text:span></text:p>
      <text:p text:style-name="PreformattedText"/>
      <text:p text:style-name="P376"><text:span text:style-name="T377">.....</text:span></text:p>
      <text:p text:style-name="P378"><text:span text:style-name="StrongEmphasis">Nota:</text:span><text:s/>Mediante la opción<text:s/><text:span text:style-name="T379">-cd</text:span><text:span text:style-name="SourceText"><text:s/></text:span><text:span text:style-name="T380">'[:print:]'</text:span><text:s/>estamos diciendo que se borre todo carácter que no se imprimible/legíble. Además la opción<text:s/><text:span text:style-name="T381">\n</text:span><text:s/>hará que al finalizar la tarea el cursor de la terminal quede ubicado en una nueva línea.</text:p>
      <text:h text:style-name="Título3" text:outline-level="3">Borrar todo lo que no sea un dígito o número mediante la utilidad TR</text:h>
      <text:p text:style-name="P382">Para conseguir nuestro objetivo imaginemos que tenemos la siguiente frase:</text:p>
      <text:p text:style-name="P383"><text:span text:style-name="T384">Esto es un ejemplo de tr1 1234</text:span></text:p>
      <text:p text:style-name="P385">Si ahora queremos eliminar absolutamente todos los caracteres que no sean numéricos lo haremos del<text:s/>siguiente modo:</text:p>
      <text:p text:style-name="PreformattedText"><text:span text:style-name="T386">$</text:span><text:span text:style-name="T387"><text:s/>echo "Esto es un ejemplo de tr1 1234" | tr<text:s/></text:span><text:span text:style-name="T388">-cd</text:span><text:span text:style-name="T389"><text:s/></text:span><text:span text:style-name="T390">'[:digit:]\n'</text:span></text:p>
      <text:p text:style-name="P391"><text:span text:style-name="T392">11234</text:span></text:p>
      <text:p text:style-name="P393">Si por lo contrario quieren borrar la totalidad de números que aparecen a la frase tan solo tendrían que eliminar la opción<text:s/><text:span text:style-name="T394">-c</text:span><text:s/>complemento y obtendrían el siguiente resultado:</text:p>
      <text:p text:style-name="P395"><text:span text:style-name="T396">$</text:span><text:span text:style-name="T397"><text:s/>echo "Esto es un ejemplo de tr1 1234" | tr<text:s/></text:span><text:span text:style-name="T398">-d</text:span><text:span text:style-name="T399"><text:s/></text:span><text:span text:style-name="T400">'[:digit:]\n'</text:span></text:p>
      <text:p text:style-name="P401"><text:span text:style-name="T402">Esto es un ejemplo de tr</text:span></text:p>
      <text:h text:style-name="Título3" text:outline-level="3">Borrar 2 caracteres iguales que hemos escrito de forma consecutiva mediante la opción Squeeze</text:h>
      <text:p text:style-name="P403">En ocasiones escribimos rápido y es posible que por error escribamos<text:s/>2 caracteres repetidos de forma consecutiva. Un ejemplo de lo que acabo de citar es el siguiente:</text:p>
      <text:p text:style-name="P404"><text:span text:style-name="T405">Esto es un ejeeemplo de tr</text:span></text:p>
      <text:p text:style-name="P406">En el ejemplo vemos que a la palabra ejemplo le sobran dos e. Para eliminarlas lo podemos hacer con la opción<text:s/><text:span text:style-name="T407">-s</text:span><text:s/>Squeeze del siguiente modo:</text:p>
      <text:soft-page-break/>
      <text:p text:style-name="PreformattedText"><text:span text:style-name="T408">$</text:span><text:span text:style-name="T409"><text:s/>echo "Esto es un ejeeemplo de tr para el blog geekland" | tr<text:s/></text:span><text:span text:style-name="T410">-s</text:span><text:span text:style-name="T411"><text:s/></text:span><text:span text:style-name="T412">'e'</text:span></text:p>
      <text:p text:style-name="P413"><text:span text:style-name="T414">Esto es un ejemplo de tr para el blog.</text:span></text:p>
      <text:p text:style-name="P415">Si tuviéramos una frase con exceso de espacios, como por ejemplo la siguiente:</text:p>
      <text:p text:style-name="P416"><text:span text:style-name="T417">El comando <text:s text:c="3"/>tr <text:s/>es <text:s text:c="6"/>útil <text:s text:c="2"/>en de</text:span><text:span text:style-name="T418">terminados casos</text:span></text:p>
      <text:p text:style-name="P419">Y quisiéramos eliminar los espacios sobrantes lo haríamos del siguiente modo:</text:p>
      <text:p text:style-name="PreformattedText"><text:span text:style-name="T420">$</text:span><text:span text:style-name="T421"><text:s/>echo "El comando <text:s text:c="3"/>tr <text:s/>es <text:s text:c="6"/>útil <text:s text:c="2"/>en determinados casos" | tr<text:s/></text:span><text:span text:style-name="T422">-s</text:span><text:span text:style-name="T423"><text:s/></text:span><text:span text:style-name="T424">[:space:]</text:span></text:p>
      <text:p text:style-name="P425"><text:span text:style-name="T426">El comando tr es útil en determinados casos</text:span></text:p>
      <text:h text:style-name="Título3" text:outline-level="3">Transformar los espacios en<text:s/>tabulaciones horizontales o verticales con TR</text:h>
      <text:p text:style-name="P427">En el ejemplo que propondremos a continuación tenemos 3 palabras separadas por un espacio:</text:p>
      <text:p text:style-name="P428"><text:span text:style-name="T429">Miriam Carlos Rafa</text:span></text:p>
      <text:p text:style-name="P430">Si queremos transformar este espacio por un tabulación lo haremos usando la opción<text:s/><text:span text:style-name="T431">[:space:]</text:span><text:s/>y<text:s/><text:span text:style-name="T432">\t</text:span><text:s/>del siguiente modo:</text:p>
      <text:p text:style-name="PreformattedText"><text:span text:style-name="T433">$</text:span><text:span text:style-name="T434"><text:s/>echo "Miriam Carlos Rafa" | tr<text:s/></text:span><text:span text:style-name="T435">[:space:]</text:span><text:span text:style-name="T436"><text:s/></text:span><text:span text:style-name="T437">'\t'</text:span></text:p>
      <text:p text:style-name="P438"><text:span text:style-name="T439">Miriam <text:s text:c="3"/>Carlos <text:s/>Rafa</text:span></text:p>
      <text:p text:style-name="P440">La opción<text:s/><text:span text:style-name="T441">\t</text:span><text:s/>añade una tabulación horizontal. Si quisiéramos añadir una tabulación vertical lo haríamos con la opción<text:s/><text:span text:style-name="T442">\v</text:span><text:s/>del siguiente modo obteniendo un resultado parecido al siguiente:</text:p>
      <text:p text:style-name="PreformattedText"><text:span text:style-name="T443">$ echo "Miriam Carlos Rafa" | tr<text:s/></text:span><text:span text:style-name="T444">[:space:]</text:span><text:span text:style-name="T445"><text:s/></text:span><text:span text:style-name="T446">'\v'</text:span></text:p>
      <text:p text:style-name="PreformattedText"><text:span text:style-name="T447">Miriam</text:span></text:p>
      <text:p text:style-name="PreformattedText"><text:span text:style-name="T448"><text:s text:c="4"/>C</text:span><text:span text:style-name="T449">arlos</text:span></text:p>
      <text:p text:style-name="P450"><text:span text:style-name="T451"><text:s text:c="10"/>R</text:span><text:span text:style-name="T452">afa</text:span></text:p>
      <text:h text:style-name="Título3" text:outline-level="3">Generar una nueva línea cada vez que encontremos un determinado carácter delimitador</text:h>
      <text:p text:style-name="P453">Si tenemos una frase, que obviamente está compuesta por palabras separadas por espacio, podemos separar cada una de las palabras en una nueva línea usando la siguiente sintaxis:</text:p>
      <text:p text:style-name="PreformattedText"><text:span text:style-name="T454">$</text:span><text:span text:style-name="T455"><text:s/>echo "Miriam Carlos Rafa" | tr<text:s/></text:span><text:span text:style-name="T456">[:space:]</text:span><text:span text:style-name="T457"><text:s/></text:span><text:span text:style-name="T458">'\n'</text:span></text:p>
      <text:p text:style-name="PreformattedText"><text:span text:style-name="T459">Miriam</text:span></text:p>
      <text:p text:style-name="PreformattedText"><text:span text:style-name="T460">Carlos</text:span></text:p>
      <text:p text:style-name="P461"><text:span text:style-name="T462">Rafa</text:span></text:p>
      <text:h text:style-name="Título3" text:outline-level="3"/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ofesor</dc:creator>
    <meta:creation-date>2022-11-06T18:13:00Z</meta:creation-date>
    <dc:date>2023-06-12T12:23:00Z</dc:date>
    <meta:template xlink:href="Normal" xlink:type="simple"/>
    <meta:editing-cycles>3</meta:editing-cycles>
    <meta:editing-duration>PT4320S</meta:editing-duration>
    <meta:document-statistic meta:page-count="5" meta:paragraph-count="18" meta:word-count="1423" meta:character-count="9233" meta:row-count="65" meta:non-whitespace-character-count="7828"/>
  </office:meta>
</office:document-meta>
</file>